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/>
    <style:font-face style:name="StarSymbol" svg:font-family="StarSymbol"/>
    <style:font-face style:name="Jomolhari1" svg:font-family="Jomolhari" style:font-pitch="variable"/>
    <style:font-face style:name="Jomolhari" svg:font-family="Jomolhari" style:font-adornments="标准" style:font-pitch="variable"/>
    <style:font-face style:name="Bitstream Charter" svg:font-family="'Bitstream Charter'" style:font-family-generic="roman" style:font-pitch="variable"/>
    <style:font-face style:name="文鼎PL中楷Uni" svg:font-family="文鼎PL中楷Uni" style:font-family-generic="roman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Frame_20_contents" style:list-style-name="L2">
      <style:paragraph-properties fo:margin-top="0cm" fo:margin-bottom="0.049cm"/>
    </style:style>
    <style:style style:name="P2" style:family="paragraph" style:parent-style-name="Frame_20_contents" style:list-style-name="L2">
      <style:paragraph-properties fo:margin-top="0cm" fo:margin-bottom="0.049cm"/>
    </style:style>
    <style:style style:name="P3" style:family="paragraph" style:parent-style-name="Frame_20_contents" style:list-style-name="L2">
      <style:paragraph-properties fo:margin-top="0cm" fo:margin-bottom="0.049cm"/>
    </style:style>
    <style:style style:name="P4" style:family="paragraph" style:parent-style-name="Frame_20_contents" style:list-style-name="L2">
      <style:paragraph-properties fo:margin-top="0cm" fo:margin-bottom="0.049cm"/>
    </style:style>
    <style:style style:name="P5" style:family="paragraph" style:parent-style-name="Frame_20_contents" style:list-style-name="L2">
      <style:paragraph-properties fo:margin-top="0cm" fo:margin-bottom="0.049cm"/>
      <style:text-properties fo:font-weight="bold" style:font-weight-asian="bold" style:font-weight-complex="bold"/>
    </style:style>
    <style:style style:name="P6" style:family="paragraph" style:parent-style-name="Frame_20_contents" style:list-style-name="L2">
      <style:paragraph-properties fo:margin-top="0cm" fo:margin-bottom="0.049cm"/>
      <style:text-properties fo:font-weight="bold" style:font-weight-asian="bold" style:font-weight-complex="bold"/>
    </style:style>
    <style:style style:name="P7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8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9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0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1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2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3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4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5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6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7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8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19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20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21" style:family="paragraph" style:parent-style-name="Frame_20_contents" style:list-style-name="L2">
      <style:paragraph-properties fo:margin-top="0cm" fo:margin-bottom="0.049cm"/>
      <style:text-properties fo:font-weight="normal" style:font-weight-asian="normal" style:font-weight-complex="normal"/>
    </style:style>
    <style:style style:name="P22" style:family="paragraph" style:parent-style-name="Frame_20_contents">
      <style:paragraph-properties fo:margin-top="0cm" fo:margin-bottom="0.199cm"/>
    </style:style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>
      <style:paragraph-properties fo:text-align="justify" style:justify-single-word="false"/>
    </style:style>
    <style:style style:name="P29" style:family="paragraph" style:parent-style-name="Standard" style:list-style-name="L1">
      <style:paragraph-properties fo:text-align="justify" style:justify-single-word="false"/>
    </style:style>
    <style:style style:name="P30" style:family="paragraph" style:parent-style-name="Standard" style:list-style-name="L1">
      <style:paragraph-properties fo:text-align="justify" style:justify-single-word="false"/>
    </style:style>
    <style:style style:name="P31" style:family="paragraph" style:parent-style-name="Standard" style:list-style-name="L1">
      <style:paragraph-properties fo:text-align="justify" style:justify-single-word="false"/>
    </style:style>
    <style:style style:name="P32" style:family="paragraph" style:parent-style-name="Standard" style:list-style-name="L1">
      <style:paragraph-properties fo:text-align="justify" style:justify-single-word="false"/>
    </style:style>
    <style:style style:name="P33" style:family="paragraph" style:parent-style-name="Standard" style:list-style-name="L1">
      <style:paragraph-properties fo:text-align="justify" style:justify-single-word="false"/>
    </style:style>
    <style:style style:name="P34" style:family="paragraph" style:parent-style-name="Standard" style:list-style-name="L1">
      <style:paragraph-properties fo:text-align="justify" style:justify-single-word="false"/>
    </style:style>
    <style:style style:name="P35" style:family="paragraph" style:parent-style-name="Standard" style:list-style-name="L1">
      <style:paragraph-properties fo:text-align="center" style:justify-single-word="false"/>
    </style:style>
    <style:style style:name="P36" style:family="paragraph" style:parent-style-name="Standard" style:list-style-name="L1">
      <style:paragraph-properties fo:text-align="center" style:justify-single-word="false"/>
    </style:style>
    <style:style style:name="P37" style:family="paragraph" style:parent-style-name="Standard" style:list-style-name="L1">
      <style:paragraph-properties fo:text-align="center" style:justify-single-word="false"/>
    </style:style>
    <style:style style:name="P38" style:family="paragraph" style:parent-style-name="Standard" style:list-style-name="L1">
      <style:paragraph-properties fo:text-align="center" style:justify-single-word="false"/>
    </style:style>
    <style:style style:name="P39" style:family="paragraph" style:parent-style-name="Standard" style:list-style-name="L1">
      <style:paragraph-properties fo:text-align="center" style:justify-single-word="false"/>
    </style:style>
    <style:style style:name="P40" style:family="paragraph" style:parent-style-name="Standard" style:list-style-name="L1">
      <style:paragraph-properties fo:text-align="center" style:justify-single-word="false"/>
    </style:style>
    <style:style style:name="P41" style:family="paragraph" style:parent-style-name="Standard" style:list-style-name="L1">
      <style:paragraph-properties fo:text-align="center" style:justify-single-word="false"/>
      <style:text-properties style:font-name="Jomolhari1" fo:font-style="normal" style:font-style-asian="normal" style:font-style-complex="normal"/>
    </style:style>
    <style:style style:name="P42" style:family="paragraph" style:parent-style-name="Standard" style:list-style-name="L1">
      <style:paragraph-properties fo:text-align="center" style:justify-single-word="false"/>
      <style:text-properties style:font-name="Jomolhari1" fo:font-style="normal" style:font-style-asian="normal" style:font-style-complex="normal"/>
    </style:style>
    <style:style style:name="P43" style:family="paragraph" style:parent-style-name="Standard" style:list-style-name="L1">
      <style:paragraph-properties fo:text-align="center" style:justify-single-word="false"/>
      <style:text-properties style:font-name="Jomolhari1" fo:font-style="normal" style:font-style-asian="normal" style:font-style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Jomolhari1" fo:font-style="normal" style:font-style-asian="normal" style:font-style-complex="normal"/>
    </style:style>
    <style:style style:name="P51" style:family="paragraph" style:parent-style-name="Standard" style:list-style-name="L1">
      <style:paragraph-properties fo:margin-top="0.101cm" fo:margin-bottom="0.101cm" fo:text-align="justify" style:justify-single-word="false"/>
      <style:text-properties style:font-name="Jomolhari1" fo:font-style="normal" style:font-style-asian="normal" style:font-style-complex="normal"/>
    </style:style>
    <style:style style:name="P52" style:family="paragraph" style:parent-style-name="Standard" style:list-style-name="L1">
      <style:paragraph-properties fo:margin-top="0.101cm" fo:margin-bottom="0.101cm" fo:text-align="justify" style:justify-single-word="false"/>
      <style:text-properties style:font-name="Jomolhari1" fo:font-style="normal" style:font-style-asian="normal" style:font-style-complex="normal"/>
    </style:style>
    <style:style style:name="P53" style:family="paragraph" style:parent-style-name="Standard" style:list-style-name="L1">
      <style:paragraph-properties fo:margin-top="0.199cm" fo:margin-bottom="0.101cm" fo:text-align="justify" style:justify-single-word="false"/>
      <style:text-properties style:font-name="Jomolhari1" fo:font-style="normal" style:font-style-asian="normal" style:font-style-complex="normal"/>
    </style:style>
    <style:style style:name="P54" style:family="paragraph" style:parent-style-name="Standard" style:list-style-name="L1">
      <style:paragraph-properties fo:margin-top="0.101cm" fo:margin-bottom="0.199cm" fo:text-align="justify" style:justify-single-word="false"/>
      <style:text-properties style:font-name="Jomolhari1" fo:font-style="normal" style:font-style-asian="normal" style:font-style-complex="normal"/>
    </style:style>
    <style:style style:name="P55" style:family="paragraph" style:parent-style-name="Standard" style:list-style-name="L1">
      <style:paragraph-properties fo:margin-top="0.101cm" fo:margin-bottom="0.199cm" fo:text-align="justify" style:justify-single-word="false"/>
      <style:text-properties style:font-name="Jomolhari1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Bitstream Charter"/>
    </style:style>
    <style:style style:name="T3" style:family="text">
      <style:text-properties style:font-name="Bitstream Charter" fo:font-style="italic" style:font-style-asian="italic" style:font-style-complex="italic"/>
    </style:style>
    <style:style style:name="T4" style:family="text">
      <style:text-properties style:font-name="Bitstream Charter" fo:font-style="normal" style:font-style-asian="normal" style:font-style-complex="normal"/>
    </style:style>
    <style:style style:name="T5" style:family="text">
      <style:text-properties style:font-name="Jomolhari1" fo:font-style="normal" style:font-style-asian="normal" style:font-style-complex="normal"/>
    </style:style>
    <style:style style:name="T6" style:family="text">
      <style:text-properties style:font-name="Jomolhari1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b 58%" fo:font-size="12pt" style:font-size-asian="12pt" style:font-size-complex="12pt"/>
    </style:style>
    <style:style style:name="T9" style:family="text">
      <style:text-properties style:font-name="Bitstream Charter" fo:font-style="italic" style:font-style-asian="italic" style:font-style-complex="italic"/>
    </style:style>
    <style:style style:name="T10" style:family="text"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ize="12pt" style:font-size-asian="12pt" style:font-size-complex="12pt"/>
    </style:style>
    <style:style style:name="T13" style:family="text">
      <style:text-properties style:text-position="0% 100%" style:font-name="Bitstream Charter" fo:font-size="12pt" fo:font-style="italic" style:font-size-asian="12pt" style:font-style-asian="italic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text" style:horizontal-pos="center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text" fo:padding="0cm" fo:border="none" style:shadow="none"/>
    </style:style>
    <style:style style:name="fr3" style:family="graphic" style:parent-style-name="Frame">
      <style:graphic-properties style:vertical-pos="top" style:vertical-rel="baseline" style:horizontal-pos="center" style:horizontal-rel="paragraph-content" fo:padding="0cm" fo:border="none" style:shadow="none"/>
    </style:style>
    <style:style style:name="fr4" style:family="graphic" style:parent-style-name="Frame">
      <style:graphic-properties style:vertical-pos="top" style:vertical-rel="baseline" fo:padding="0cm" fo:border="none" style:shadow="none"/>
    </style:style>
    <style:style style:name="fr5" style:family="graphic" style:parent-style-name="Formula">
      <style:graphic-properties fo:margin-left="0cm" fo:margin-right="0cm" fo:margin-top="0cm" fo:margin-bottom="0cm" style:run-through="foreground" style:wrap="parallel" style:number-wrapped-paragraphs="no-limit" style:wrap-contour="false" style:vertical-pos="middle" style:vertical-rel="text" style:horizontal-pos="from-left" style:horizontal-rel="paragraph-content" fo:padding="0cm" fo:border="none" style:shadow="none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top="0.049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top="0.101cm" fo:margin-bottom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fr10" style:family="graphic" style:parent-style-name="Formula">
      <style:graphic-properties fo:margin-top="0.101cm" fo:margin-bottom="0cm" style:vertical-pos="middle" style:vertical-rel="text" draw:ole-draw-aspect="1"/>
    </style:style>
    <text:list-style style:name="L1">
      <text:list-level-style-number text:level="1" text:style-name="Numbering_20_Symbols" style:num-suffix="." style:num-format="a">
        <style:list-level-properties text:min-label-width="0.75cm" text:min-label-distance="0.1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Line_20_numbering" style:num-format="1">
        <style:list-level-properties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rmular"/>
        <text:sequence-decl text:display-outline-level="0" text:name="formula"/>
      </text:sequence-decls>
      <text:list text:style-name="L1">
        <text:list-item>
          <text:p text:style-name="P23">The “if” part is proved by induction separately on rows and columns. That is, if</text:p>
          <text:list>
            <text:list-header>
              <text:p text:style-name="P23"><draw:frame draw:style-name="fr5" draw:name="对象6" text:anchor-type="as-char" svg:width="8.063cm" svg:height="0.52cm" draw:z-index="21"><draw:object xlink:href="./Object 6" xlink:type="simple" xlink:show="embed" xlink:actuate="onLoad"/><draw:image xlink:href="./ObjectReplacements/Object 6" xlink:type="simple" xlink:show="embed" xlink:actuate="onLoad"/></draw:frame><text:tab/> <text:s text:c="35"/><draw:frame draw:style-name="fr1" draw:name="框1" text:anchor-type="as-char" svg:width="1.051cm" svg:height="0.646cm" draw:z-index="25"><draw:text-box><text:p text:style-name="Frame_20_contents"><text:s/><text:span text:style-name="T1">(</text:span><text:span text:style-name="T1"><text:sequence text:ref-name="refformula0" text:name="formula" text:formula="ooow:formula+1" style:num-format="1">1</text:sequence></text:span><text:span text:style-name="T1">)</text:span></text:p></draw:text-box></draw:frame></text:p>
            </text:list-header>
          </text:list>
          <text:p text:style-name="P23">holds for <draw:frame draw:style-name="fr6" draw:name="对象7" text:anchor-type="as-char" svg:width="2.861cm" svg:height="0.515cm" draw:z-index="0"><draw:object xlink:href="./Object 7" xlink:type="simple" xlink:show="embed" xlink:actuate="onLoad"/><draw:image xlink:href="./ObjectReplacements/Object 7" xlink:type="simple" xlink:show="embed" xlink:actuate="onLoad"/></draw:frame> and <draw:frame draw:style-name="fr6" draw:name="对象8" text:anchor-type="as-char" svg:width="2.817cm" svg:height="0.515cm" draw:z-index="1"><draw:object xlink:href="./Object 8" xlink:type="simple" xlink:show="embed" xlink:actuate="onLoad"/><draw:image xlink:href="./ObjectReplacements/Object 8" xlink:type="simple" xlink:show="embed" xlink:actuate="onLoad"/></draw:frame>, then supposing that <draw:frame draw:style-name="fr6" draw:name="对象1" text:anchor-type="as-char" svg:width="2.24cm" svg:height="0.52cm" draw:z-index="2"><draw:object xlink:href="./Object 1" xlink:type="simple" xlink:show="embed" xlink:actuate="onLoad"/><draw:image xlink:href="./ObjectReplacements/Object 1" xlink:type="simple" xlink:show="embed" xlink:actuate="onLoad"/></draw:frame> is Monge for <draw:frame draw:style-name="fr6" draw:name="对象4" text:anchor-type="as-char" svg:width="2.157cm" svg:height="0.515cm" draw:z-index="3"><draw:object xlink:href="./Object 4" xlink:type="simple" xlink:show="embed" xlink:actuate="onLoad"/><draw:image xlink:href="./ObjectReplacements/Object 4" xlink:type="simple" xlink:show="embed" xlink:actuate="onLoad"/></draw:frame> and <draw:frame draw:style-name="fr6" draw:name="对象5" text:anchor-type="as-char" svg:width="2cm" svg:height="0.515cm" draw:z-index="4"><draw:object xlink:href="./Object 5" xlink:type="simple" xlink:show="embed" xlink:actuate="onLoad"/><draw:image xlink:href="./ObjectReplacements/Object 5" xlink:type="simple" xlink:show="embed" xlink:actuate="onLoad"/></draw:frame>, we will prove that <draw:frame draw:style-name="fr6" draw:name="对象2" text:anchor-type="as-char" svg:width="2.662cm" svg:height="0.52cm" draw:z-index="5"><draw:object xlink:href="./Object 2" xlink:type="simple" xlink:show="embed" xlink:actuate="onLoad"/><draw:image xlink:href="./ObjectReplacements/Object 2" xlink:type="simple" xlink:show="embed" xlink:actuate="onLoad"/></draw:frame> and <text:s text:c="2"/><draw:frame draw:style-name="fr6" draw:name="对象3" text:anchor-type="as-char" svg:width="2.76cm" svg:height="0.52cm" draw:z-index="6"><draw:object xlink:href="./Object 3" xlink:type="simple" xlink:show="embed" xlink:actuate="onLoad"/><draw:image xlink:href="./ObjectReplacements/Object 3" xlink:type="simple" xlink:show="embed" xlink:actuate="onLoad"/></draw:frame> are also Monge. Note that the base case of <draw:frame draw:style-name="fr6" draw:name="对象11" text:anchor-type="as-char" svg:width="0.854cm" svg:height="0.515cm" draw:z-index="36"><draw:object xlink:href="./Object 11" xlink:type="simple" xlink:show="embed" xlink:actuate="onLoad"/><draw:image xlink:href="./ObjectReplacements/Object 11" xlink:type="simple" xlink:show="embed" xlink:actuate="onLoad"/></draw:frame>, <draw:frame draw:style-name="fr6" draw:name="对象12" text:anchor-type="as-char" svg:width="0.917cm" svg:height="0.515cm" draw:z-index="47"><draw:object xlink:href="./Object 12" xlink:type="simple" xlink:show="embed" xlink:actuate="onLoad"/><draw:image xlink:href="./ObjectReplacements/Object 12" xlink:type="simple" xlink:show="embed" xlink:actuate="onLoad"/></draw:frame>, <draw:frame draw:style-name="fr6" draw:name="对象9" text:anchor-type="as-char" svg:width="1.011cm" svg:height="0.515cm" draw:z-index="7"><draw:object xlink:href="./Object 9" xlink:type="simple" xlink:show="embed" xlink:actuate="onLoad"/><draw:image xlink:href="./ObjectReplacements/Object 9" xlink:type="simple" xlink:show="embed" xlink:actuate="onLoad"/></draw:frame> and <draw:frame draw:style-name="fr6" draw:name="对象10" text:anchor-type="as-char" svg:width="0.9cm" svg:height="0.515cm" draw:z-index="8"><draw:object xlink:href="./Object 10" xlink:type="simple" xlink:show="embed" xlink:actuate="onLoad"/><draw:image xlink:href="./ObjectReplacements/Object 10" xlink:type="simple" xlink:show="embed" xlink:actuate="onLoad"/></draw:frame> is easily proved from inequality (<text:sequence-ref text:reference-format="value" text:ref-name="refformula0">1</text:sequence-ref>).</text:p>
          <text:p text:style-name="P23"><text:s text:c="2"/>Now let's begin the proof. Since <draw:frame draw:style-name="fr7" draw:name="对象13" text:anchor-type="as-char" svg:width="2.141cm" svg:height="0.52cm" draw:z-index="9"><draw:object xlink:href="./Object 13" xlink:type="simple" xlink:show="embed" xlink:actuate="onLoad"/><draw:image xlink:href="./ObjectReplacements/Object 13" xlink:type="simple" xlink:show="embed" xlink:actuate="onLoad"/></draw:frame> is Monge, any <draw:frame draw:style-name="fr7" draw:name="对象14" text:anchor-type="as-char" svg:width="2.29cm" svg:height="0.52cm" draw:z-index="10"><draw:object xlink:href="./Object 14" xlink:type="simple" xlink:show="embed" xlink:actuate="onLoad"/><draw:image xlink:href="./ObjectReplacements/Object 14" xlink:type="simple" xlink:show="embed" xlink:actuate="onLoad"/></draw:frame> is also Monge for <draw:frame draw:style-name="fr6" draw:name="对象15" text:anchor-type="as-char" svg:width="2.081cm" svg:height="0.515cm" draw:z-index="11"><draw:object xlink:href="./Object 15" xlink:type="simple" xlink:show="embed" xlink:actuate="onLoad"/><draw:image xlink:href="./ObjectReplacements/Object 15" xlink:type="simple" xlink:show="embed" xlink:actuate="onLoad"/></draw:frame> and <draw:frame draw:style-name="fr6" draw:name="对象16" text:anchor-type="as-char" svg:width="1.979cm" svg:height="0.515cm" draw:z-index="12"><draw:object xlink:href="./Object 16" xlink:type="simple" xlink:show="embed" xlink:actuate="onLoad"/><draw:image xlink:href="./ObjectReplacements/Object 16" xlink:type="simple" xlink:show="embed" xlink:actuate="onLoad"/></draw:frame> according to the definition of Monge array. Thus, we have</text:p>
          <text:list>
            <text:list-header>
              <text:p text:style-name="P23"><draw:frame draw:style-name="fr6" draw:name="对象17" text:anchor-type="as-char" svg:width="6.422cm" svg:height="0.52cm" draw:z-index="48"><draw:object xlink:href="./Object 17" xlink:type="simple" xlink:show="embed" xlink:actuate="onLoad"/><draw:image xlink:href="./ObjectReplacements/Object 17" xlink:type="simple" xlink:show="embed" xlink:actuate="onLoad"/></draw:frame>.<text:tab/> <text:s text:c="46"/><draw:frame draw:style-name="fr2" draw:name="框2" text:anchor-type="as-char" svg:width="0.94cm" draw:z-index="49"><draw:text-box fo:min-height="0.677cm"><text:p text:style-name="Frame_20_contents">(<text:sequence text:ref-name="refformula1" text:name="formula" text:formula="ooow:formula+1" style:num-format="1">2</text:sequence>)</text:p></draw:text-box></draw:frame></text:p>
            </text:list-header>
          </text:list>
          <text:p text:style-name="P28"><text:s text:c="2"/>If we can show that <draw:frame draw:style-name="fr8" draw:name="对象18" text:anchor-type="as-char" svg:width="2.662cm" svg:height="0.52cm" draw:z-index="13"><draw:object xlink:href="./Object 18" xlink:type="simple" xlink:show="embed" xlink:actuate="onLoad"/><draw:image xlink:href="./ObjectReplacements/Object 18" xlink:type="simple" xlink:show="embed" xlink:actuate="onLoad"/></draw:frame> is Monge and <draw:frame draw:style-name="fr6" draw:name="对象19" text:anchor-type="as-char" svg:width="3.51cm" svg:height="0.52cm" draw:z-index="14"><draw:object xlink:href="./Object 19" xlink:type="simple" xlink:show="embed" xlink:actuate="onLoad"/><draw:image xlink:href="./ObjectReplacements/Object 19" xlink:type="simple" xlink:show="embed" xlink:actuate="onLoad"/></draw:frame><draw:frame draw:style-name="fr6" draw:name="对象20" text:anchor-type="as-char" svg:width="0.467cm" svg:height="0.515cm" draw:z-index="15"><draw:object xlink:href="./Object 20" xlink:type="simple" xlink:show="embed" xlink:actuate="onLoad"/><draw:image xlink:href="./ObjectReplacements/Object 20" xlink:type="simple" xlink:show="embed" xlink:actuate="onLoad"/></draw:frame><draw:frame draw:style-name="fr6" draw:name="对象21" text:anchor-type="as-char" svg:width="1.432cm" svg:height="0.52cm" draw:z-index="16"><draw:object xlink:href="./Object 21" xlink:type="simple" xlink:show="embed" xlink:actuate="onLoad"/><draw:image xlink:href="./ObjectReplacements/Object 21" xlink:type="simple" xlink:show="embed" xlink:actuate="onLoad"/></draw:frame><draw:frame draw:style-name="fr6" draw:name="对象22" text:anchor-type="as-char" svg:width="2.21cm" svg:height="0.52cm" draw:z-index="17"><draw:object xlink:href="./Object 22" xlink:type="simple" xlink:show="embed" xlink:actuate="onLoad"/><draw:image xlink:href="./ObjectReplacements/Object 22" xlink:type="simple" xlink:show="embed" xlink:actuate="onLoad"/></draw:frame>, then <draw:frame draw:style-name="fr6" draw:name="对象23" text:anchor-type="as-char" svg:width="2.662cm" svg:height="0.52cm" draw:z-index="18"><draw:object xlink:href="./Object 23" xlink:type="simple" xlink:show="embed" xlink:actuate="onLoad"/><draw:image xlink:href="./ObjectReplacements/Object 23" xlink:type="simple" xlink:show="embed" xlink:actuate="onLoad"/></draw:frame> is also Monge.</text:p>
          <text:p text:style-name="P28"><text:s text:c="3"/>In order to prove that <draw:frame draw:style-name="fr8" draw:name="对象24" text:anchor-type="as-char" svg:width="2.662cm" svg:height="0.52cm" draw:z-index="19"><draw:object xlink:href="./Object 24" xlink:type="simple" xlink:show="embed" xlink:actuate="onLoad"/><draw:image xlink:href="./ObjectReplacements/Object 24" xlink:type="simple" xlink:show="embed" xlink:actuate="onLoad"/></draw:frame> is Monge, we will rewrite inequality (<text:sequence-ref text:reference-format="page" text:ref-name="refformula0">1</text:sequence-ref>) as</text:p>
          <text:list>
            <text:list-header>
              <text:p text:style-name="P35"><draw:frame draw:style-name="fr5" draw:name="对象25" text:anchor-type="as-char" svg:width="8.581cm" svg:height="0.52cm" draw:z-index="20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35"><draw:frame draw:style-name="fr5" draw:name="对象26" text:anchor-type="as-char" svg:width="9.728cm" svg:height="0.52cm" draw:z-index="53"><draw:object xlink:href="./Object 26" xlink:type="simple" xlink:show="embed" xlink:actuate="onLoad"/><draw:image xlink:href="./ObjectReplacements/Object 26" xlink:type="simple" xlink:show="embed" xlink:actuate="onLoad"/></draw:frame></text:p>
              <text:p text:style-name="P35"><draw:frame draw:style-name="fr6" draw:name="对象27" text:anchor-type="as-char" svg:width="0.349cm" svg:height="0.515cm" draw:z-index="55"><draw:object xlink:href="./Object 27" xlink:type="simple" xlink:show="embed" xlink:actuate="onLoad"/><draw:image xlink:href="./ObjectReplacements/Object 27" xlink:type="simple" xlink:show="embed" xlink:actuate="onLoad"/></draw:frame></text:p>
              <text:p text:style-name="P35"><draw:frame draw:style-name="fr5" draw:name="对象28" text:anchor-type="as-char" svg:width="8.333cm" svg:height="0.52cm" draw:z-index="22"><draw:object xlink:href="./Object 28" xlink:type="simple" xlink:show="embed" xlink:actuate="onLoad"/><draw:image xlink:href="./ObjectReplacements/Object 28" xlink:type="simple" xlink:show="embed" xlink:actuate="onLoad"/></draw:frame></text:p>
            </text:list-header>
          </text:list>
          <text:p text:style-name="P28">Adding up these inequalities yields</text:p>
          <text:list>
            <text:list-header>
              <text:p text:style-name="P35"><draw:frame draw:style-name="fr6" draw:name="对象29" text:anchor-type="as-char" svg:width="10.462cm" svg:height="1.194cm" draw:z-index="58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28"><text:s text:c="18"/><draw:frame draw:style-name="fr6" draw:name="对象30" text:anchor-type="as-char" svg:width="7.318cm" svg:height="0.52cm" draw:z-index="60"><draw:object xlink:href="./Object 30" xlink:type="simple" xlink:show="embed" xlink:actuate="onLoad"/><draw:image xlink:href="./ObjectReplacements/Object 30" xlink:type="simple" xlink:show="embed" xlink:actuate="onLoad"/></draw:frame>. <text:s text:c="14"/><draw:frame draw:style-name="fr2" draw:name="框3" text:anchor-type="as-char" svg:width="0.94cm" draw:z-index="61"><draw:text-box fo:min-height="0.677cm"><text:p text:style-name="Frame_20_contents">(<text:sequence text:ref-name="refformula2" text:name="formula" text:formula="ooow:formula+1" style:num-format="1">3</text:sequence>)</text:p></draw:text-box></draw:frame></text:p>
            </text:list-header>
          </text:list>
          <text:p text:style-name="P28">Therefore, <draw:frame draw:style-name="fr8" draw:name="对象31" text:anchor-type="as-char" svg:width="2.662cm" svg:height="0.52cm" draw:z-index="23"><draw:object xlink:href="./Object 31" xlink:type="simple" xlink:show="embed" xlink:actuate="onLoad"/><draw:image xlink:href="./ObjectReplacements/Object 31" xlink:type="simple" xlink:show="embed" xlink:actuate="onLoad"/></draw:frame> is Monge since <text:span text:style-name="T3">q </text:span><text:span text:style-name="T5">and</text:span><text:span text:style-name="T3"> t </text:span><text:span text:style-name="T5">are any integers such that </text:span><text:span text:style-name="T5"><draw:frame draw:style-name="fr6" draw:name="对象32" text:anchor-type="as-char" svg:width="1.979cm" svg:height="0.515cm" draw:z-index="24"><draw:object xlink:href="./Object 32" xlink:type="simple" xlink:show="embed" xlink:actuate="onLoad"/><draw:image xlink:href="./ObjectReplacements/Object 32" xlink:type="simple" xlink:show="embed" xlink:actuate="onLoad"/></draw:frame></text:span><text:span text:style-name="T5">.</text:span></text:p>
          <text:p text:style-name="P28"><text:span text:style-name="T5"><text:s text:c="3"/>From inequality (</text:span><text:span text:style-name="T5"><text:sequence-ref text:reference-format="value" text:ref-name="refformula1">2</text:sequence-ref></text:span><text:span text:style-name="T5">) we know that </text:span><text:span text:style-name="T5"><draw:frame draw:style-name="fr6" draw:name="对象33" text:anchor-type="as-char" svg:width="3.51cm" svg:height="0.52cm" draw:z-index="26"><draw:object xlink:href="./Object 33" xlink:type="simple" xlink:show="embed" xlink:actuate="onLoad"/><draw:image xlink:href="./ObjectReplacements/Object 33" xlink:type="simple" xlink:show="embed" xlink:actuate="onLoad"/></draw:frame></text:span><text:span text:style-name="T5"><draw:frame draw:style-name="fr6" draw:name="对象34" text:anchor-type="as-char" svg:width="0.467cm" svg:height="0.515cm" draw:z-index="27"><draw:object xlink:href="./Object 34" xlink:type="simple" xlink:show="embed" xlink:actuate="onLoad"/><draw:image xlink:href="./ObjectReplacements/Object 34" xlink:type="simple" xlink:show="embed" xlink:actuate="onLoad"/></draw:frame></text:span><text:span text:style-name="T5"><draw:frame draw:style-name="fr6" draw:name="对象35" text:anchor-type="as-char" svg:width="1.432cm" svg:height="0.52cm" draw:z-index="28"><draw:object xlink:href="./Object 35" xlink:type="simple" xlink:show="embed" xlink:actuate="onLoad"/><draw:image xlink:href="./ObjectReplacements/Object 35" xlink:type="simple" xlink:show="embed" xlink:actuate="onLoad"/></draw:frame></text:span><text:span text:style-name="T5"><draw:frame draw:style-name="fr6" draw:name="对象36" text:anchor-type="as-char" svg:width="2.21cm" svg:height="0.52cm" draw:z-index="29"><draw:object xlink:href="./Object 36" xlink:type="simple" xlink:show="embed" xlink:actuate="onLoad"/><draw:image xlink:href="./ObjectReplacements/Object 36" xlink:type="simple" xlink:show="embed" xlink:actuate="onLoad"/></draw:frame></text:span><text:span text:style-name="T5"> holds as long as </text:span><text:span text:style-name="T5"><draw:frame draw:style-name="fr6" draw:name="对象37" text:anchor-type="as-char" svg:width="2.609cm" svg:height="0.515cm" draw:z-index="30"><draw:object xlink:href="./Object 37" xlink:type="simple" xlink:show="embed" xlink:actuate="onLoad"/><draw:image xlink:href="./ObjectReplacements/Object 37" xlink:type="simple" xlink:show="embed" xlink:actuate="onLoad"/></draw:frame></text:span><text:span text:style-name="T5">. Thus, we only have to prove that it also holds for </text:span><text:span text:style-name="T3">s</text:span><text:span text:style-name="T5"><draw:frame draw:style-name="fr6" draw:name="对象42" text:anchor-type="as-char" svg:width="0.467cm" svg:height="0.515cm" draw:z-index="66"><draw:object xlink:href="./Object 42" xlink:type="simple" xlink:show="embed" xlink:actuate="onLoad"/><draw:image xlink:href="./ObjectReplacements/Object 42" xlink:type="simple" xlink:show="embed" xlink:actuate="onLoad"/></draw:frame></text:span><text:span text:style-name="T3">k</text:span><text:span text:style-name="T5">, <text:s/>that is, </text:span><text:span text:style-name="T5"><draw:frame draw:style-name="fr6" draw:name="对象38" text:anchor-type="as-char" svg:width="3.565cm" svg:height="0.52cm" draw:z-index="31"><draw:object xlink:href="./Object 38" xlink:type="simple" xlink:show="embed" xlink:actuate="onLoad"/><draw:image xlink:href="./ObjectReplacements/Object 38" xlink:type="simple" xlink:show="embed" xlink:actuate="onLoad"/></draw:frame></text:span><text:span text:style-name="T5"><draw:frame draw:style-name="fr6" draw:name="对象39" text:anchor-type="as-char" svg:width="0.467cm" svg:height="0.515cm" draw:z-index="32"><draw:object xlink:href="./Object 39" xlink:type="simple" xlink:show="embed" xlink:actuate="onLoad"/><draw:image xlink:href="./ObjectReplacements/Object 39" xlink:type="simple" xlink:show="embed" xlink:actuate="onLoad"/></draw:frame></text:span><text:span text:style-name="T5"><draw:frame draw:style-name="fr6" draw:name="对象40" text:anchor-type="as-char" svg:width="1.432cm" svg:height="0.52cm" draw:z-index="33"><draw:object xlink:href="./Object 40" xlink:type="simple" xlink:show="embed" xlink:actuate="onLoad"/><draw:image xlink:href="./ObjectReplacements/Object 40" xlink:type="simple" xlink:show="embed" xlink:actuate="onLoad"/></draw:frame></text:span><text:span text:style-name="T5"><draw:frame draw:style-name="fr6" draw:name="对象41" text:anchor-type="as-char" svg:width="2.265cm" svg:height="0.52cm" draw:z-index="34"><draw:object xlink:href="./Object 41" xlink:type="simple" xlink:show="embed" xlink:actuate="onLoad"/><draw:image xlink:href="./ObjectReplacements/Object 41" xlink:type="simple" xlink:show="embed" xlink:actuate="onLoad"/></draw:frame></text:span><text:span text:style-name="T5">. According to inequality (</text:span><text:span text:style-name="T5"><text:sequence-ref text:reference-format="value" text:ref-name="refformula1">2</text:sequence-ref></text:span><text:span text:style-name="T5">), we have </text:span><text:span text:style-name="T5"><draw:frame draw:style-name="fr6" draw:name="对象43" text:anchor-type="as-char" svg:width="6.53cm" svg:height="0.52cm" draw:z-index="35"><draw:object xlink:href="./Object 43" xlink:type="simple" xlink:show="embed" xlink:actuate="onLoad"/><draw:image xlink:href="./ObjectReplacements/Object 43" xlink:type="simple" xlink:show="embed" xlink:actuate="onLoad"/></draw:frame></text:span><text:span text:style-name="T5">, adding which to inequality (</text:span><text:span text:style-name="T5"><text:sequence-ref text:reference-format="value" text:ref-name="refformula2">3</text:sequence-ref></text:span><text:span text:style-name="T5">) yields</text:span></text:p>
          <text:p text:style-name="P41"><draw:frame draw:style-name="fr6" draw:name="对象44" text:anchor-type="as-char" svg:width="14.092cm" svg:height="0.52cm" draw:z-index="37"><draw:object xlink:href="./Object 44" xlink:type="simple" xlink:show="embed" xlink:actuate="onLoad"/><draw:image xlink:href="./ObjectReplacements/Object 44" xlink:type="simple" xlink:show="embed" xlink:actuate="onLoad"/></draw:frame></text:p>
          <text:p text:style-name="P35"><text:soft-page-break/><text:span text:style-name="T5"><draw:frame draw:style-name="fr6" draw:name="对象45" text:anchor-type="as-char" svg:width="7.371cm" svg:height="0.52cm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5">.</text:span></text:p>
          <text:p text:style-name="P28"><text:span text:style-name="T5">Now we get what needs to be proved. Thus, </text:span><text:span text:style-name="T5"><draw:frame draw:style-name="fr6" draw:name="对象46" text:anchor-type="as-char" svg:width="2.662cm" svg:height="0.52cm" draw:z-index="39"><draw:object xlink:href="./Object 46" xlink:type="simple" xlink:show="embed" xlink:actuate="onLoad"/><draw:image xlink:href="./ObjectReplacements/Object 46" xlink:type="simple" xlink:show="embed" xlink:actuate="onLoad"/></draw:frame></text:span><text:span text:style-name="T5"> is Monge. Proving </text:span><text:span text:style-name="T5"><draw:frame draw:style-name="fr6" draw:name="对象47" text:anchor-type="as-char" svg:width="2.76cm" svg:height="0.52cm" draw:z-index="40"><draw:object xlink:href="./Object 47" xlink:type="simple" xlink:show="embed" xlink:actuate="onLoad"/><draw:image xlink:href="./ObjectReplacements/Object 47" xlink:type="simple" xlink:show="embed" xlink:actuate="onLoad"/></draw:frame></text:span><text:span text:style-name="T5"> to be Monge is similar.</text:span></text:p>
          <text:p text:style-name="P44"><text:s text:c="3"/>The “only if” part can be easily proved from the definition of Monge array.</text:p>
        </text:list-item>
        <text:list-item>
          <text:p text:style-name="P44">Change <text:span text:style-name="T3">A</text:span><text:span text:style-name="T2">[</text:span>2, 3<text:span text:style-name="T2">]</text:span> from 7 to 5.</text:p>
        </text:list-item>
        <text:list-item>
          <text:p text:style-name="P44"><text:span text:style-name="T5">We will prove it by contradiction. If </text:span><text:span text:style-name="T5"><draw:frame draw:style-name="fr6" draw:name="对象48" text:anchor-type="as-char" svg:width="1.363cm" svg:height="0.526cm" draw:z-index="41"><draw:object xlink:href="./Object 48" xlink:type="simple" xlink:show="embed" xlink:actuate="onLoad"/><draw:image xlink:href="./ObjectReplacements/Object 48" xlink:type="simple" xlink:show="embed" xlink:actuate="onLoad"/></draw:frame></text:span><text:span text:style-name="T5"> for any </text:span><text:span text:style-name="T5"><draw:frame draw:style-name="fr6" draw:name="对象49" text:anchor-type="as-char" svg:width="1.981cm" svg:height="0.515cm" draw:z-index="42"><draw:object xlink:href="./Object 49" xlink:type="simple" xlink:show="embed" xlink:actuate="onLoad"/><draw:image xlink:href="./ObjectReplacements/Object 49" xlink:type="simple" xlink:show="embed" xlink:actuate="onLoad"/></draw:frame></text:span><text:span text:style-name="T5">, then surely we have </text:span><text:span text:style-name="T5"><draw:frame draw:style-name="fr6" draw:name="对象50" text:anchor-type="as-char" svg:width="2.478cm" svg:height="0.526cm" draw:z-index="43"><draw:object xlink:href="./Object 50" xlink:type="simple" xlink:show="embed" xlink:actuate="onLoad"/><draw:image xlink:href="./ObjectReplacements/Object 50" xlink:type="simple" xlink:show="embed" xlink:actuate="onLoad"/></draw:frame></text:span><text:span text:style-name="T5">. Otherwise we will suppose that </text:span><text:span text:style-name="T5"><draw:frame draw:style-name="fr6" draw:name="对象51" text:anchor-type="as-char" svg:width="2.478cm" svg:height="0.526cm" draw:z-index="44"><draw:object xlink:href="./Object 51" xlink:type="simple" xlink:show="embed" xlink:actuate="onLoad"/><draw:image xlink:href="./ObjectReplacements/Object 51" xlink:type="simple" xlink:show="embed" xlink:actuate="onLoad"/></draw:frame></text:span><text:span text:style-name="T5">. However, since </text:span><text:span text:style-name="T5"><draw:frame draw:style-name="fr6" draw:name="对象54" text:anchor-type="as-char" svg:width="1.884cm" svg:height="0.526cm" draw:z-index="54"><draw:object xlink:href="./Object 54" xlink:type="simple" xlink:show="embed" xlink:actuate="onLoad"/><draw:image xlink:href="./ObjectReplacements/Object 54" xlink:type="simple" xlink:show="embed" xlink:actuate="onLoad"/></draw:frame></text:span><text:span text:style-name="T5"> and </text:span><text:span text:style-name="T5"><draw:frame draw:style-name="fr6" draw:name="对象55" text:anchor-type="as-char" svg:width="2.824cm" svg:height="0.526cm" draw:z-index="62"><draw:object xlink:href="./Object 55" xlink:type="simple" xlink:show="embed" xlink:actuate="onLoad"/><draw:image xlink:href="./ObjectReplacements/Object 55" xlink:type="simple" xlink:show="embed" xlink:actuate="onLoad"/></draw:frame></text:span><text:span text:style-name="T5"> are the minimum elements of row </text:span><text:span text:style-name="T3">i</text:span><text:span text:style-name="T5"> and </text:span><text:span text:style-name="T3">i</text:span><text:span text:style-name="T5">+1, respectively, then </text:span><text:span text:style-name="T5"><draw:frame draw:style-name="fr6" draw:name="对象52" text:anchor-type="as-char" svg:width="2.402cm" svg:height="0.526cm" draw:z-index="45"><draw:object xlink:href="./Object 52" xlink:type="simple" xlink:show="embed" xlink:actuate="onLoad"/><draw:image xlink:href="./ObjectReplacements/Object 52" xlink:type="simple" xlink:show="embed" xlink:actuate="onLoad"/></draw:frame></text:span><text:span text:style-name="T5"><draw:frame draw:style-name="fr6" draw:name="Object1" text:anchor-type="as-char" svg:width="3.676cm" svg:height="0.526cm" draw:z-index="59"><draw:object xlink:href="./Object 59" xlink:type="simple" xlink:show="embed" xlink:actuate="onLoad"/><draw:image xlink:href="./ObjectReplacements/Object 59" xlink:type="simple" xlink:show="embed" xlink:actuate="onLoad"/></draw:frame></text:span><text:span text:style-name="T5"><draw:frame draw:style-name="fr6" draw:name="对象53" text:anchor-type="as-char" svg:width="0.467cm" svg:height="0.515cm" draw:z-index="46"><draw:object xlink:href="./Object 53" xlink:type="simple" xlink:show="embed" xlink:actuate="onLoad"/><draw:image xlink:href="./ObjectReplacements/Object 53" xlink:type="simple" xlink:show="embed" xlink:actuate="onLoad"/></draw:frame></text:span><text:span text:style-name="T5"><draw:frame draw:style-name="fr6" draw:name="Object2" text:anchor-type="as-char" svg:width="1.983cm" svg:height="0.526cm" draw:z-index="63"><draw:object xlink:href="./Object 60" xlink:type="simple" xlink:show="embed" xlink:actuate="onLoad"/><draw:image xlink:href="./ObjectReplacements/Object 60" xlink:type="simple" xlink:show="embed" xlink:actuate="onLoad"/></draw:frame></text:span><text:span text:style-name="T5"><draw:frame draw:style-name="fr6" draw:name="Object3" text:anchor-type="as-char" svg:width="0.536cm" svg:height="0.482cm" draw:z-index="64"><draw:object xlink:href="./Object 61" xlink:type="simple" xlink:show="embed" xlink:actuate="onLoad"/><draw:image xlink:href="./ObjectReplacements/Object 61" xlink:type="simple" xlink:show="embed" xlink:actuate="onLoad"/></draw:frame></text:span><text:span text:style-name="T5"><draw:frame draw:style-name="fr6" draw:name="Object4" text:anchor-type="as-char" svg:width="2.925cm" svg:height="0.526cm" draw:z-index="65"><draw:object xlink:href="./Object 62" xlink:type="simple" xlink:show="embed" xlink:actuate="onLoad"/><draw:image xlink:href="./ObjectReplacements/Object 62" xlink:type="simple" xlink:show="embed" xlink:actuate="onLoad"/></draw:frame></text:span><text:span text:style-name="T5">, which is contradictory to the definition of Monge array. Thus, </text:span><text:span text:style-name="T5"><draw:frame draw:style-name="fr6" draw:name="对象56" text:anchor-type="as-char" svg:width="2.478cm" svg:height="0.526cm" draw:z-index="50"><draw:object xlink:href="./Object 56" xlink:type="simple" xlink:show="embed" xlink:actuate="onLoad"/><draw:image xlink:href="./ObjectReplacements/Object 56" xlink:type="simple" xlink:show="embed" xlink:actuate="onLoad"/></draw:frame></text:span><text:span text:style-name="T5"> holds for any </text:span><text:span text:style-name="T5"><draw:frame draw:style-name="fr6" draw:name="对象57" text:anchor-type="as-char" svg:width="1.981cm" svg:height="0.515cm" draw:z-index="51"><draw:object xlink:href="./Object 57" xlink:type="simple" xlink:show="embed" xlink:actuate="onLoad"/><draw:image xlink:href="./ObjectReplacements/Object 57" xlink:type="simple" xlink:show="embed" xlink:actuate="onLoad"/></draw:frame></text:span><text:span text:style-name="T5">, and consequently we have </text:span><text:span text:style-name="T5"><draw:frame draw:style-name="fr6" draw:name="对象58" text:anchor-type="as-char" svg:width="4.112cm" svg:height="0.526cm" draw:z-index="52"><draw:object xlink:href="./Object 58" xlink:type="simple" xlink:show="embed" xlink:actuate="onLoad"/><draw:image xlink:href="./ObjectReplacements/Object 58" xlink:type="simple" xlink:show="embed" xlink:actuate="onLoad"/></draw:frame></text:span><text:span text:style-name="T5"> for any Monge array of </text:span><text:span text:style-name="T3">m </text:span><text:span text:style-name="T5">rows.</text:span></text:p>
        </text:list-item>
        <text:list-item>
          <text:p text:style-name="P44">The key is to utilize the inequality of <draw:frame draw:style-name="fr6" draw:name="对象101" text:anchor-type="as-char" svg:width="4.112cm" svg:height="0.526cm" draw:z-index="111"><draw:object xlink:href="./Object 107" xlink:type="simple" xlink:show="embed" xlink:actuate="onLoad"/><draw:image xlink:href="./ObjectReplacements/Object 107" xlink:type="simple" xlink:show="embed" xlink:actuate="onLoad"/></draw:frame> stated in <text:span text:style-name="T10">c</text:span>. Suppose that the leftmost minimum in the even-numbered rows of <draw:frame draw:style-name="fr6" draw:name="Object5" text:anchor-type="as-char" svg:width="0.448cm" svg:height="0.482cm" draw:z-index="56"><draw:object xlink:href="./Object 63" xlink:type="simple" xlink:show="embed" xlink:actuate="onLoad"/><draw:image xlink:href="./ObjectReplacements/Object 63" xlink:type="simple" xlink:show="embed" xlink:actuate="onLoad"/></draw:frame> are computed, then we can use the following procedure to compute the leftmost minimum in the odd-numbered rows in <draw:frame draw:style-name="fr6" draw:name="Object6" text:anchor-type="as-char" svg:width="1.699cm" svg:height="0.526cm" draw:z-index="57"><draw:object xlink:href="./Object 64" xlink:type="simple" xlink:show="embed" xlink:actuate="onLoad"/><draw:image xlink:href="./ObjectReplacements/Object 64" xlink:type="simple" xlink:show="embed" xlink:actuate="onLoad"/></draw:frame> time:</text:p>
          <text:p text:style-name="P41"><draw:frame draw:style-name="fr3" draw:name="Frame1" text:anchor-type="as-char" svg:width="15.473cm" draw:z-index="67"><draw:text-box fo:min-height="5.884cm"><text:p text:style-name="P22">LEFTMOST-MINIMUM-IN-ODD(<text:span text:style-name="T3">A</text:span>)</text:p><text:list text:style-name="L2"><text:list-item><text:p text:style-name="P1"><draw:frame draw:style-name="fr6" draw:name="对象67" text:anchor-type="as-char" svg:width="1.018cm" svg:height="0.677cm" draw:z-index="68"><draw:object xlink:href="./Object 73" xlink:type="simple" xlink:show="embed" xlink:actuate="onLoad"/><draw:image xlink:href="./ObjectReplacements/Object 73" xlink:type="simple" xlink:show="embed" xlink:actuate="onLoad"/></draw:frame>number of rows in <text:span text:style-name="T3">A</text:span></text:p></text:list-item><text:list-item><text:p text:style-name="P1"><draw:frame draw:style-name="fr6" draw:name="对象68" text:anchor-type="as-char" svg:width="1.055cm" svg:height="0.677cm" draw:z-index="69"><draw:object xlink:href="./Object 74" xlink:type="simple" xlink:show="embed" xlink:actuate="onLoad"/><draw:image xlink:href="./ObjectReplacements/Object 74" xlink:type="simple" xlink:show="embed" xlink:actuate="onLoad"/></draw:frame>number of columns in <text:span text:style-name="T3">A</text:span></text:p></text:list-item><text:list-item><text:p text:style-name="P1"><draw:frame draw:style-name="fr6" draw:name="对象60" text:anchor-type="as-char" svg:width="1.244cm" svg:height="0.677cm" draw:z-index="70"><draw:object xlink:href="./Object 66" xlink:type="simple" xlink:show="embed" xlink:actuate="onLoad"/><draw:image xlink:href="./ObjectReplacements/Object 66" xlink:type="simple" xlink:show="embed" xlink:actuate="onLoad"/></draw:frame></text:p></text:list-item><text:list-item><text:p text:style-name="P1"><draw:frame draw:style-name="fr6" draw:name="对象59" text:anchor-type="as-char" svg:width="1.293cm" svg:height="0.677cm" draw:z-index="71"><draw:object xlink:href="./Object 65" xlink:type="simple" xlink:show="embed" xlink:actuate="onLoad"/><draw:image xlink:href="./ObjectReplacements/Object 65" xlink:type="simple" xlink:show="embed" xlink:actuate="onLoad"/></draw:frame></text:p></text:list-item><text:list-item><text:p text:style-name="P5">repeat</text:p></text:list-item><text:list-item><text:p text:style-name="P7"><text:s text:c="4"/><text:span text:style-name="T7">if </text:span><text:span text:style-name="T7"><draw:frame draw:style-name="fr6" draw:name="对象62" text:anchor-type="as-char" svg:width="1.259cm" svg:height="0.677cm" draw:z-index="72"><draw:object xlink:href="./Object 68" xlink:type="simple" xlink:show="embed" xlink:actuate="onLoad"/><draw:image xlink:href="./ObjectReplacements/Object 68" xlink:type="simple" xlink:show="embed" xlink:actuate="onLoad"/></draw:frame></text:span></text:p></text:list-item><text:list-item><text:p text:style-name="P7"><text:s text:c="6"/><text:span text:style-name="T7">then</text:span> <text:span text:style-name="T7"><draw:frame draw:style-name="fr6" draw:name="对象63" text:anchor-type="as-char" svg:width="2.381cm" svg:height="0.677cm" draw:z-index="73"><draw:object xlink:href="./Object 69" xlink:type="simple" xlink:show="embed" xlink:actuate="onLoad"/><draw:image xlink:href="./ObjectReplacements/Object 69" xlink:type="simple" xlink:show="embed" xlink:actuate="onLoad"/></draw:frame></text:span> <text:s/><text:span text:style-name="T7"><text:s/></text:span><text:s/><text:span text:style-name="T7"><draw:frame draw:style-name="fr6" draw:name="对象64" text:anchor-type="as-char" svg:width="0.393cm" svg:height="0.515cm" draw:z-index="74"><draw:object xlink:href="./Object 70" xlink:type="simple" xlink:show="embed" xlink:actuate="onLoad"/><draw:image xlink:href="./ObjectReplacements/Object 70" xlink:type="simple" xlink:show="embed" xlink:actuate="onLoad"/></draw:frame></text:span><text:span text:style-name="T7"> </text:span><text:span text:style-name="T7"><draw:frame draw:style-name="fr6" draw:name="对象65" text:anchor-type="as-char" svg:width="0.758cm" svg:height="0.526cm" draw:z-index="75"><draw:object xlink:href="./Object 71" xlink:type="simple" xlink:show="embed" xlink:actuate="onLoad"/><draw:image xlink:href="./ObjectReplacements/Object 71" xlink:type="simple" xlink:show="embed" xlink:actuate="onLoad"/></draw:frame></text:span> is <text:span text:style-name="T5">the index of the leftmost minimum</text:span></text:p><text:p text:style-name="P7"><text:span text:style-name="T5"><text:s text:c="27"/>element of row </text:span><text:span text:style-name="T5"><draw:frame draw:style-name="fr6" draw:name="对象78" text:anchor-type="as-char" svg:width="0.131cm" svg:height="0.515cm" draw:z-index="90"><draw:object xlink:href="./Object 84" xlink:type="simple" xlink:show="embed" xlink:actuate="onLoad"/><draw:image xlink:href="./ObjectReplacements/Object 84" xlink:type="simple" xlink:show="embed" xlink:actuate="onLoad"/></draw:frame></text:span></text:p></text:list-item><text:list-item><text:p text:style-name="P7"><text:span text:style-name="T4"><text:s text:c="6"/></text:span><text:span text:style-name="T6">else </text:span><text:span text:style-name="T6"><draw:frame draw:style-name="fr6" draw:name="对象66" text:anchor-type="as-char" svg:width="1.279cm" svg:height="0.677cm" draw:z-index="76"><draw:object xlink:href="./Object 72" xlink:type="simple" xlink:show="embed" xlink:actuate="onLoad"/><draw:image xlink:href="./ObjectReplacements/Object 72" xlink:type="simple" xlink:show="embed" xlink:actuate="onLoad"/></draw:frame></text:span></text:p></text:list-item><text:list-item><text:p text:style-name="P7"><text:span text:style-name="T5"><text:s text:c="4"/></text:span><text:span text:style-name="T6">end if</text:span></text:p></text:list-item><text:list-item><text:p text:style-name="P7"><text:span text:style-name="T5"><text:s text:c="4"/></text:span><text:span text:style-name="T5"><draw:frame draw:style-name="fr6" draw:name="对象69" text:anchor-type="as-char" svg:width="2.805cm" svg:height="0.677cm" draw:z-index="77"><draw:object xlink:href="./Object 75" xlink:type="simple" xlink:show="embed" xlink:actuate="onLoad"/><draw:image xlink:href="./ObjectReplacements/Object 75" xlink:type="simple" xlink:show="embed" xlink:actuate="onLoad"/></draw:frame></text:span></text:p></text:list-item><text:list-item><text:p text:style-name="P7"><text:span text:style-name="T5"><text:s text:c="4"/></text:span><text:span text:style-name="T5"><draw:frame draw:style-name="fr6" draw:name="对象71" text:anchor-type="as-char" svg:width="1.801cm" svg:height="0.677cm" draw:z-index="78"><draw:object xlink:href="./Object 77" xlink:type="simple" xlink:show="embed" xlink:actuate="onLoad"/><draw:image xlink:href="./ObjectReplacements/Object 77" xlink:type="simple" xlink:show="embed" xlink:actuate="onLoad"/></draw:frame></text:span></text:p></text:list-item><text:list-item><text:p text:style-name="P7"><text:span text:style-name="T5"><text:s text:c="4"/></text:span><text:span text:style-name="T6">for </text:span><text:span text:style-name="T6"><draw:frame draw:style-name="fr6" draw:name="对象70" text:anchor-type="as-char" svg:width="1.849cm" svg:height="0.677cm" draw:z-index="83"><draw:object xlink:href="./Object 76" xlink:type="simple" xlink:show="embed" xlink:actuate="onLoad"/><draw:image xlink:href="./ObjectReplacements/Object 76" xlink:type="simple" xlink:show="embed" xlink:actuate="onLoad"/></draw:frame></text:span><text:span text:style-name="T6"> to</text:span><text:span text:style-name="T5"> </text:span><text:span text:style-name="T5"><draw:frame draw:style-name="fr6" draw:name="对象72" text:anchor-type="as-char" svg:width="0.145cm" svg:height="0.515cm" draw:z-index="84"><draw:object xlink:href="./Object 78" xlink:type="simple" xlink:show="embed" xlink:actuate="onLoad"/><draw:image xlink:href="./ObjectReplacements/Object 78" xlink:type="simple" xlink:show="embed" xlink:actuate="onLoad"/></draw:frame></text:span></text:p></text:list-item><text:list-item><text:p text:style-name="P7"><text:span text:style-name="T5"><text:s text:c="8"/></text:span><text:span text:style-name="T6">do if </text:span><text:span text:style-name="T6"><draw:frame draw:style-name="fr6" draw:name="对象73" text:anchor-type="as-char" svg:width="2.706cm" svg:height="0.677cm" draw:z-index="85"><draw:object xlink:href="./Object 79" xlink:type="simple" xlink:show="embed" xlink:actuate="onLoad"/><draw:image xlink:href="./ObjectReplacements/Object 79" xlink:type="simple" xlink:show="embed" xlink:actuate="onLoad"/></draw:frame></text:span></text:p></text:list-item></text:list></draw:text-box></draw:frame></text:p>
          <text:p text:style-name="P41"><text:soft-page-break/><draw:frame draw:style-name="fr4" draw:name="框4" text:anchor-type="as-char" svg:width="15.436cm" draw:z-index="79"><draw:text-box fo:min-height="0.981cm"><text:list text:style-name="L2" text:continue-numbering="true"><text:list-item><text:p text:style-name="P7"><text:span text:style-name="T5"><text:s text:c="13"/></text:span><text:span text:style-name="T6">then </text:span><text:span text:style-name="T6"><draw:frame draw:style-name="fr6" draw:name="对象74" text:anchor-type="as-char" svg:width="2.819cm" svg:height="0.677cm" draw:z-index="80"><draw:object xlink:href="./Object 80" xlink:type="simple" xlink:show="embed" xlink:actuate="onLoad"/><draw:image xlink:href="./ObjectReplacements/Object 80" xlink:type="simple" xlink:show="embed" xlink:actuate="onLoad"/></draw:frame></text:span></text:p></text:list-item><text:list-item><text:p text:style-name="P7"><text:span text:style-name="T5"><text:s text:c="18"/></text:span><text:span text:style-name="T5"><draw:frame draw:style-name="fr6" draw:name="对象75" text:anchor-type="as-char" svg:width="1.806cm" svg:height="0.677cm" draw:z-index="81"><draw:object xlink:href="./Object 81" xlink:type="simple" xlink:show="embed" xlink:actuate="onLoad"/><draw:image xlink:href="./ObjectReplacements/Object 81" xlink:type="simple" xlink:show="embed" xlink:actuate="onLoad"/></draw:frame></text:span></text:p></text:list-item><text:list-item><text:p text:style-name="P7"><text:span text:style-name="T5"><text:s text:c="11"/></text:span><text:span text:style-name="T6">end if</text:span></text:p></text:list-item><text:list-item><text:p text:style-name="P7"><text:span text:style-name="T5"><text:s text:c="4"/></text:span><text:span text:style-name="T6">end for</text:span></text:p></text:list-item><text:list-item><text:p text:style-name="P7"><text:span text:style-name="T5"><text:s text:c="4"/></text:span><text:span text:style-name="T5"><draw:frame draw:style-name="fr6" draw:name="对象76" text:anchor-type="as-char" svg:width="1.199cm" svg:height="0.677cm" draw:z-index="82"><draw:object xlink:href="./Object 82" xlink:type="simple" xlink:show="embed" xlink:actuate="onLoad"/><draw:image xlink:href="./ObjectReplacements/Object 82" xlink:type="simple" xlink:show="embed" xlink:actuate="onLoad"/></draw:frame></text:span></text:p></text:list-item><text:list-item><text:p text:style-name="P7"><text:span text:style-name="T5"><text:s text:c="4"/></text:span><text:span text:style-name="T5"><draw:frame draw:style-name="fr6" draw:name="对象77" text:anchor-type="as-char" svg:width="1.741cm" svg:height="0.677cm" draw:z-index="86"><draw:object xlink:href="./Object 83" xlink:type="simple" xlink:show="embed" xlink:actuate="onLoad"/><draw:image xlink:href="./ObjectReplacements/Object 83" xlink:type="simple" xlink:show="embed" xlink:actuate="onLoad"/></draw:frame></text:span></text:p></text:list-item><text:list-item><text:p text:style-name="P5">until <draw:frame draw:style-name="fr6" draw:name="对象61" text:anchor-type="as-char" svg:width="1.259cm" svg:height="0.677cm" draw:z-index="87"><draw:object xlink:href="./Object 67" xlink:type="simple" xlink:show="embed" xlink:actuate="onLoad"/><draw:image xlink:href="./ObjectReplacements/Object 67" xlink:type="simple" xlink:show="embed" xlink:actuate="onLoad"/></draw:frame></text:p></text:list-item></text:list></draw:text-box></draw:frame></text:p>
        </text:list-item>
        <text:list-item>
          <text:p text:style-name="P44">The recurrence is <draw:frame draw:style-name="fr6" draw:name="对象79" text:anchor-type="as-char" svg:width="5.801cm" svg:height="0.677cm" draw:z-index="88"><draw:object xlink:href="./Object 85" xlink:type="simple" xlink:show="embed" xlink:actuate="onLoad"/><draw:image xlink:href="./ObjectReplacements/Object 85" xlink:type="simple" xlink:show="embed" xlink:actuate="onLoad"/></draw:frame>, where <draw:frame draw:style-name="fr6" draw:name="对象80" text:anchor-type="as-char" svg:width="2.598cm" svg:height="0.677cm" draw:z-index="89"><draw:object xlink:href="./Object 86" xlink:type="simple" xlink:show="embed" xlink:actuate="onLoad"/><draw:image xlink:href="./ObjectReplacements/Object 86" xlink:type="simple" xlink:show="embed" xlink:actuate="onLoad"/></draw:frame>. We will use substitution to prove that <draw:frame draw:style-name="fr6" draw:name="对象81" text:anchor-type="as-char" svg:width="4.643cm" svg:height="0.677cm" draw:z-index="91"><draw:object xlink:href="./Object 87" xlink:type="simple" xlink:show="embed" xlink:actuate="onLoad"/><draw:image xlink:href="./ObjectReplacements/Object 87" xlink:type="simple" xlink:show="embed" xlink:actuate="onLoad"/></draw:frame>. Suppose that <draw:frame draw:style-name="fr6" draw:name="对象82" text:anchor-type="as-char" svg:width="3.769cm" svg:height="0.677cm" draw:z-index="92"><draw:object xlink:href="./Object 88" xlink:type="simple" xlink:show="embed" xlink:actuate="onLoad"/><draw:image xlink:href="./ObjectReplacements/Object 88" xlink:type="simple" xlink:show="embed" xlink:actuate="onLoad"/></draw:frame> holds for some positive constant <draw:frame draw:style-name="fr9" draw:name="对象87" text:anchor-type="as-char" svg:width="0.796cm" svg:height="0.677cm" draw:z-index="97"><draw:object xlink:href="./Object 93" xlink:type="simple" xlink:show="embed" xlink:actuate="onLoad"/><draw:image xlink:href="./ObjectReplacements/Object 93" xlink:type="simple" xlink:show="embed" xlink:actuate="onLoad"/></draw:frame> and any <draw:frame draw:style-name="fr9" draw:name="对象83" text:anchor-type="as-char" svg:width="1.325cm" svg:height="0.677cm" draw:z-index="93"><draw:object xlink:href="./Object 89" xlink:type="simple" xlink:show="embed" xlink:actuate="onLoad"/><draw:image xlink:href="./ObjectReplacements/Object 89" xlink:type="simple" xlink:show="embed" xlink:actuate="onLoad"/></draw:frame> and <draw:frame draw:style-name="fr9" draw:name="对象84" text:anchor-type="as-char" svg:width="0.764cm" svg:height="0.515cm" draw:z-index="94"><draw:object xlink:href="./Object 90" xlink:type="simple" xlink:show="embed" xlink:actuate="onLoad"/><draw:image xlink:href="./ObjectReplacements/Object 90" xlink:type="simple" xlink:show="embed" xlink:actuate="onLoad"/></draw:frame>, substituting into the recurrence yields</text:p>
          <text:list>
            <text:list-header>
              <text:p text:style-name="P44"><draw:frame draw:style-name="fr9" draw:name="对象85" text:anchor-type="as-char" svg:width="7.641cm" svg:height="0.677cm" draw:z-index="95"><draw:object xlink:href="./Object 91" xlink:type="simple" xlink:show="embed" xlink:actuate="onLoad"/><draw:image xlink:href="./ObjectReplacements/Object 91" xlink:type="simple" xlink:show="embed" xlink:actuate="onLoad"/></draw:frame>.</text:p>
            </text:list-header>
          </text:list>
          <text:p text:style-name="P44">According to Exercise 3.1-8, <draw:frame draw:style-name="fr9" draw:name="对象86" text:anchor-type="as-char" svg:width="3.556cm" svg:height="0.526cm" draw:z-index="96"><draw:object xlink:href="./Object 92" xlink:type="simple" xlink:show="embed" xlink:actuate="onLoad"/><draw:image xlink:href="./ObjectReplacements/Object 92" xlink:type="simple" xlink:show="embed" xlink:actuate="onLoad"/></draw:frame> means that there exist positive constants <text:span text:style-name="T3">d</text:span>, <text:span text:style-name="T3">m</text:span><text:span text:style-name="T8">0</text:span><text:span text:style-name="T12">, and </text:span><text:span text:style-name="T13">n</text:span><text:span text:style-name="T8">0</text:span><text:span text:style-name="T12"> such that </text:span><text:span text:style-name="T12"><draw:frame draw:style-name="fr9" draw:name="对象89" text:anchor-type="as-char" svg:width="4.013cm" svg:height="0.677cm" draw:z-index="98"><draw:object xlink:href="./Object 95" xlink:type="simple" xlink:show="embed" xlink:actuate="onLoad"/><draw:image xlink:href="./ObjectReplacements/Object 95" xlink:type="simple" xlink:show="embed" xlink:actuate="onLoad"/></draw:frame></text:span><text:span text:style-name="T12"> for all </text:span><text:span text:style-name="T12"><draw:frame draw:style-name="fr10" draw:name="对象88" text:anchor-type="as-char" svg:width="1.214cm" svg:height="0.693cm" draw:z-index="99"><draw:object xlink:href="./Object 94" xlink:type="simple" xlink:show="embed" xlink:actuate="onLoad"/><draw:image xlink:href="./ObjectReplacements/Object 94" xlink:type="simple" xlink:show="embed" xlink:actuate="onLoad"/></draw:frame></text:span><text:span text:style-name="T12"> and </text:span><text:span text:style-name="T12"><draw:frame draw:style-name="fr10" draw:name="对象90" text:anchor-type="as-char" svg:width="0.997cm" svg:height="0.693cm" draw:z-index="100"><draw:object xlink:href="./Object 96" xlink:type="simple" xlink:show="embed" xlink:actuate="onLoad"/><draw:image xlink:href="./ObjectReplacements/Object 96" xlink:type="simple" xlink:show="embed" xlink:actuate="onLoad"/></draw:frame></text:span><text:span text:style-name="T12">. Thus, for all </text:span><text:span text:style-name="T12"><draw:frame draw:style-name="fr10" draw:name="对象92" text:anchor-type="as-char" svg:width="1.214cm" svg:height="0.693cm" draw:z-index="102"><draw:object xlink:href="./Object 98" xlink:type="simple" xlink:show="embed" xlink:actuate="onLoad"/><draw:image xlink:href="./ObjectReplacements/Object 98" xlink:type="simple" xlink:show="embed" xlink:actuate="onLoad"/></draw:frame></text:span><text:span text:style-name="T12"> and </text:span><text:span text:style-name="T12"><draw:frame draw:style-name="fr10" draw:name="对象93" text:anchor-type="as-char" svg:width="0.997cm" svg:height="0.693cm" draw:z-index="103"><draw:object xlink:href="./Object 99" xlink:type="simple" xlink:show="embed" xlink:actuate="onLoad"/><draw:image xlink:href="./ObjectReplacements/Object 99" xlink:type="simple" xlink:show="embed" xlink:actuate="onLoad"/></draw:frame></text:span><text:span text:style-name="T12"> we have</text:span></text:p>
          <text:list>
            <text:list-header>
              <text:p text:style-name="P53"><text:span text:style-name="T12"><draw:frame draw:style-name="fr9" draw:name="对象91" text:anchor-type="as-char" svg:width="7.906cm" svg:height="0.677cm" draw:z-index="101"><draw:object xlink:href="./Object 97" xlink:type="simple" xlink:show="embed" xlink:actuate="onLoad"/><draw:image xlink:href="./ObjectReplacements/Object 97" xlink:type="simple" xlink:show="embed" xlink:actuate="onLoad"/></draw:frame></text:span></text:p>
              <text:p text:style-name="P51"><text:span text:style-name="T12"><text:s text:c="8"/></text:span><text:span text:style-name="T12"><draw:frame draw:style-name="fr9" draw:name="对象94" text:anchor-type="as-char" svg:width="7.024cm" svg:height="0.677cm" draw:z-index="104"><draw:object xlink:href="./Object 100" xlink:type="simple" xlink:show="embed" xlink:actuate="onLoad"/><draw:image xlink:href="./ObjectReplacements/Object 100" xlink:type="simple" xlink:show="embed" xlink:actuate="onLoad"/></draw:frame></text:span></text:p>
              <text:p text:style-name="P51"><text:span text:style-name="T12"><text:s text:c="8"/></text:span><text:span text:style-name="T12"><draw:frame draw:style-name="fr9" draw:name="对象95" text:anchor-type="as-char" svg:width="7.02cm" svg:height="0.677cm" draw:z-index="105"><draw:object xlink:href="./Object 101" xlink:type="simple" xlink:show="embed" xlink:actuate="onLoad"/><draw:image xlink:href="./ObjectReplacements/Object 101" xlink:type="simple" xlink:show="embed" xlink:actuate="onLoad"/></draw:frame></text:span></text:p>
              <text:p text:style-name="P54"><text:span text:style-name="T12"><text:s text:c="8"/></text:span><text:span text:style-name="T12"><draw:frame draw:style-name="fr9" draw:name="对象96" text:anchor-type="as-char" svg:width="3.14cm" svg:height="0.677cm" draw:z-index="106"><draw:object xlink:href="./Object 102" xlink:type="simple" xlink:show="embed" xlink:actuate="onLoad"/><draw:image xlink:href="./ObjectReplacements/Object 102" xlink:type="simple" xlink:show="embed" xlink:actuate="onLoad"/></draw:frame></text:span><text:span text:style-name="T12">,</text:span></text:p>
            </text:list-header>
          </text:list>
          <text:p text:style-name="P54"><text:span text:style-name="T12">where the last step holds as long as </text:span><text:span text:style-name="T12"><draw:frame draw:style-name="fr9" draw:name="对象97" text:anchor-type="as-char" svg:width="3.893cm" svg:height="0.677cm" draw:z-index="107"><draw:object xlink:href="./Object 103" xlink:type="simple" xlink:show="embed" xlink:actuate="onLoad"/><draw:image xlink:href="./ObjectReplacements/Object 103" xlink:type="simple" xlink:show="embed" xlink:actuate="onLoad"/></draw:frame></text:span><text:span text:style-name="T12">, <text:s/></text:span><text:span text:style-name="T12"><draw:frame draw:style-name="fr10" draw:name="对象98" text:anchor-type="as-char" svg:width="1.214cm" svg:height="0.693cm" draw:z-index="108"><draw:object xlink:href="./Object 104" xlink:type="simple" xlink:show="embed" xlink:actuate="onLoad"/><draw:image xlink:href="./ObjectReplacements/Object 104" xlink:type="simple" xlink:show="embed" xlink:actuate="onLoad"/></draw:frame></text:span><text:span text:style-name="T12"> and </text:span><text:span text:style-name="T12"><draw:frame draw:style-name="fr10" draw:name="对象99" text:anchor-type="as-char" svg:width="0.997cm" svg:height="0.693cm" draw:z-index="109"><draw:object xlink:href="./Object 105" xlink:type="simple" xlink:show="embed" xlink:actuate="onLoad"/><draw:image xlink:href="./ObjectReplacements/Object 105" xlink:type="simple" xlink:show="embed" xlink:actuate="onLoad"/></draw:frame></text:span><text:span text:style-name="T12">. Therefore, we have </text:span><text:span text:style-name="T12"><draw:frame draw:style-name="fr6" draw:name="对象100" text:anchor-type="as-char" svg:width="4.643cm" svg:height="0.677cm" draw:z-index="110"><draw:object xlink:href="./Object 106" xlink:type="simple" xlink:show="embed" xlink:actuate="onLoad"/><draw:image xlink:href="./ObjectReplacements/Object 106" xlink:type="simple" xlink:show="embed" xlink:actuate="onLoad"/></draw:frame></text:span><text:span text:style-name="T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/>
    <style:font-face style:name="StarSymbol" svg:font-family="StarSymbol"/>
    <style:font-face style:name="Jomolhari1" svg:font-family="Jomolhari" style:font-pitch="variable"/>
    <style:font-face style:name="Jomolhari" svg:font-family="Jomolhari" style:font-adornments="标准" style:font-pitch="variable"/>
    <style:font-face style:name="Bitstream Charter" svg:font-family="'Bitstream Charter'" style:font-family-generic="roman" style:font-pitch="variable"/>
    <style:font-face style:name="文鼎PL中楷Uni" svg:font-family="文鼎PL中楷Uni" style:font-family-generic="roman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文鼎PL中楷Uni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199cm" fo:margin-bottom="0.199cm" fo:line-height="100%" fo:text-align="justify" style:justify-single-word="false" text:number-lines="true" text:line-number="0"/>
      <style:text-properties style:font-name="Jomolhari" fo:font-size="12pt" fo:font-weight="normal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  <style:text-properties fo:font-size="12pt" fo:font-weight="bold" style:font-size-asian="12pt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  <style:text-properties fo:font-size="12pt" fo:font-weight="bold" style:font-size-asian="12pt" style:font-size-complex="12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rmula" style:family="paragraph" style:parent-style-name="Caption">
      <style:paragraph-properties>
        <style:tab-stops/>
      </style:paragraph-properties>
      <style:text-properties fo:font-size="12pt" fo:font-style="normal" style:font-size-asian="12pt" style:font-style-asian="normal" style:font-size-complex="12pt"/>
    </style:style>
    <style:style style:name="Frame_20_contents" style:display-name="Frame contents" style:family="paragraph" style:parent-style-name="Text_20_body" style:class="extra">
      <style:paragraph-properties fo:margin-top="0cm" fo:margin-bottom="0.049cm"/>
      <style:text-properties fo:font-size="12pt" style:font-size-asian="12pt" style:font-size-complex="12pt"/>
    </style:style>
    <style:style style:name="Numbering_20_Symbols" style:display-name="Numbering Symbols" style:family="text"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>
      <style:text-properties style:font-name="Jomolhari" fo:font-size="12pt" fo:font-weight="normal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9cm" fo:margin-right="2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ootnote" style:page-layout-name="pm2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Delacroix</meta:initial-creator>
    <meta:creation-date>2008-12-28T16:20:39</meta:creation-date>
    <dc:creator>Zhixiang Zhu</dc:creator>
    <dc:date>2009-01-04T08:40:22</dc:date>
    <meta:editing-cycles>50</meta:editing-cycles>
    <meta:editing-duration>PT6H27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07" meta:page-count="3" meta:paragraph-count="58" meta:word-count="388" meta:character-count="25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 math:fontstyle="italic">i..k</math:mi>
          <math:mi>,</math:mi>
          <math:mi math:fontstyle="italic">j..l</math:mi>
        </math:mrow>
        <math:mo math:stretchy="false">]</math:mo>
      </math:mrow>
    </math:mrow>
    <math:annotation math:encoding="StarMath 5.0">A[i..k, j..l]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=</math:mo>
      <math:mn>2</math:mn>
    </math:mrow>
    <math:annotation math:encoding="StarMath 5.0">l=2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text> </math:mtext>
      </math:mrow>
      <math:mi>c</math:mi>
      <math:mrow>
        <math:mrow>
          <math:mo math:stretchy="false">(</math:mo>
          <math:mrow>
            <math:mrow>
              <math:mrow>
                <math:mi>m</math:mi>
                <math:mo math:stretchy="false">/</math:mo>
                <math:mn>2</math:mn>
              </math:mrow>
              <math:mo math:stretchy="false">+</math:mo>
              <math:mi>n</math:mi>
            </math:mrow>
            <math:mtext>log</math:mtext>
            <math:mrow>
              <math:mi>m</math:mi>
              <math:mo math:stretchy="false">−</math:mo>
              <math:mi>n</math:mi>
            </math:mrow>
            <math:mtext>log</math:mtext>
            <math:mn>2</math:mn>
          </math:mrow>
          <math:mo math:stretchy="false">)</math:mo>
        </math:mrow>
        <math:mo math:stretchy="false">+</math:mo>
        <math:mi>d</math:mi>
      </math:mrow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"" = " " c(m/2 +n"log"m -n"log"2) + d(m+n)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text> </math:mtext>
      </math:mrow>
      <math:mrow>
        <math:mo math:stretchy="false">(</math:mo>
        <math:mrow>
          <math:mrow>
            <math:mi>c</math:mi>
            <math:mo math:stretchy="false">/</math:mo>
            <math:mn>2</math:mn>
          </math:mrow>
          <math:mo math:stretchy="false">+</math:mo>
          <math:mi>d</math:mi>
        </math:mrow>
        <math:mo math:stretchy="false">)</math:mo>
      </math:mrow>
      <math:mrow>
        <math:mi>m</math:mi>
        <math:mo math:stretchy="false">+</math:mo>
        <math:mi math:fontstyle="italic">cn</math:mi>
      </math:mrow>
      <math:mtext>log</math:mtext>
      <math:mrow>
        <math:mi>m</math:mi>
        <math:mo math:stretchy="false">+</math:mo>
        <math:mrow>
          <math:mo math:stretchy="false">(</math:mo>
          <math:mrow>
            <math:mrow>
              <math:mi>d</math:mi>
              <math:mo math:stretchy="false">−</math:mo>
              <math:mi>c</math:mi>
            </math:mrow>
            <math:mtext>log</math:mtext>
            <math:mn>2</math:mn>
          </math:mrow>
          <math:mo math:stretchy="false">)</math:mo>
        </math:mrow>
      </math:mrow>
      <math:mi>n</math:mi>
    </math:mrow>
    <math:annotation math:encoding="StarMath 5.0">"" = " "(c/2 + d)m +cn"log"m +(d - c"log"2)n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≤</math:mo>
        <math:mtext> </math:mtext>
      </math:mrow>
      <math:mi>c</math:mi>
      <math:mrow>
        <math:mo math:stretchy="false">(</math:mo>
        <math:mrow>
          <math:mrow>
            <math:mi>m</math:mi>
            <math:mo math:stretchy="false">+</math:mo>
            <math:mi>n</math:mi>
          </math:mrow>
          <math:mtext>log</math:mtext>
          <math:mi>m</math:mi>
        </math:mrow>
        <math:mo math:stretchy="false">)</math:mo>
      </math:mrow>
    </math:mrow>
    <math:annotation math:encoding="StarMath 5.0">"" &lt;= " " c(m +n"log"m)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≥</math:mo>
        <math:mi math:fontstyle="italic">max</math:mi>
      </math:mrow>
      <math:mrow>
        <math:mo math:stretchy="false">(</math:mo>
        <math:mrow>
          <math:mn>2</math:mn>
          <math:mi>d</math:mi>
          <math:mi>,</math:mi>
          <math:mtext/>
          <math:mrow>
            <math:mi>d</math:mi>
            <math:mo math:stretchy="false">/</math:mo>
            <math:mtext>log</math:mtext>
          </math:mrow>
          <math:mn>2</math:mn>
        </math:mrow>
        <math:mo math:stretchy="false">)</math:mo>
      </math:mrow>
    </math:mrow>
    <math:annotation math:encoding="StarMath 5.0">c &gt;= max(2 d,"" d/"log"2)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≥</math:mo>
      <math:msub>
        <math:mi>m</math:mi>
        <math:mn>0</math:mn>
      </math:msub>
    </math:mrow>
    <math:annotation math:encoding="StarMath 5.0">m &gt;= m_0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≥</math:mo>
      <math:msub>
        <math:mi>n</math:mi>
        <math:mn>0</math:mn>
      </math:msub>
    </math:mrow>
    <math:annotation math:encoding="StarMath 5.0">n &gt;= n_0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m</math:mi>
            <math:mi>,</math:mi>
            <math:mtext/>
            <math:mi>n</math:mi>
          </math:mrow>
          <math:mo math:stretchy="false">)</math:mo>
        </math:mrow>
        <math:mo math:stretchy="false">=</math:mo>
        <math:mo math:stretchy="false">Ο</math:mo>
      </math:mrow>
      <math:mtext/>
      <math:mrow>
        <math:mo math:stretchy="false">(</math:mo>
        <math:mrow>
          <math:mrow>
            <math:mi>m</math:mi>
            <math:mo math:stretchy="false">+</math:mo>
            <math:mi>n</math:mi>
          </math:mrow>
          <math:mtext>log</math:mtext>
          <math:mi>m</math:mi>
        </math:mrow>
        <math:mo math:stretchy="false">)</math:mo>
      </math:mrow>
    </math:mrow>
    <math:annotation math:encoding="StarMath 5.0">T(m,"" n) = %OMICRON"" (m + n"log"m )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n>1</math:mn>
          <math:mo math:stretchy="false">)</math:mo>
        </math:mrow>
        <math:mo math:stretchy="false">≤</math:mo>
        <math:mi>f</math:mi>
      </math:mrow>
      <math:mrow>
        <math:mrow>
          <math:mrow>
            <math:mo math:stretchy="false">(</math:mo>
            <math:mn>2</math:mn>
            <math:mo math:stretchy="false">)</math:mo>
          </math:mrow>
          <math:mo math:stretchy="false">≤</math:mo>
          <math:mo math:stretchy="false">⋯</math:mo>
        </math:mrow>
        <math:mo math:stretchy="false">≤</math:mo>
        <math:mi>f</math:mi>
      </math:mrow>
      <math:mrow>
        <math:mo math:stretchy="false">(</math:mo>
        <math:mi>m</math:mi>
        <math:mo math:stretchy="false">)</math:mo>
      </math:mrow>
    </math:mrow>
    <math:annotation math:encoding="StarMath 5.0">f(1) &lt;= f(2) &lt;= dotsaxis &lt;= f(m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n>1</math:mn>
    </math:mrow>
    <math:annotation math:encoding="StarMath 5.0">i=1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=</math:mo>
      <math:mn>1</math:mn>
    </math:mrow>
    <math:annotation math:encoding="StarMath 5.0">j=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 math:fontstyle="italic">i..k</math:mi>
          <math:mi>,</math:mi>
          <math:mi math:fontstyle="italic">j..l</math:mi>
        </math:mrow>
        <math:mo math:stretchy="false">]</math:mo>
      </math:mrow>
    </math:mrow>
    <math:annotation math:encoding="StarMath 5.0">A[i..k, j..l]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 math:fontstyle="italic">p..s</math:mi>
          <math:mi>,</math:mi>
          <math:mi math:fontstyle="italic">q..t</math:mi>
        </math:mrow>
        <math:mo math:stretchy="false">]</math:mo>
      </math:mrow>
    </math:mrow>
    <math:annotation math:encoding="StarMath 5.0">A[p..s, q..t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i</math:mi>
          <math:mo math:stretchy="false">≤</math:mo>
          <math:mi>p</math:mi>
        </math:mrow>
        <math:mo math:stretchy="false">&lt;</math:mo>
        <math:mi>s</math:mi>
      </math:mrow>
      <math:mo math:stretchy="false">≤</math:mo>
      <math:mi>k</math:mi>
    </math:mrow>
    <math:annotation math:encoding="StarMath 5.0">i &lt;= p &lt; s &lt;= k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j</math:mi>
          <math:mo math:stretchy="false">≤</math:mo>
          <math:mi>q</math:mi>
        </math:mrow>
        <math:mo math:stretchy="false">&lt;</math:mo>
        <math:mi>t</math:mi>
      </math:mrow>
      <math:mo math:stretchy="false">≤</math:mo>
      <math:mi>l</math:mi>
    </math:mrow>
    <math:annotation math:encoding="StarMath 5.0">j &lt;= q &lt; t &lt;= l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i>s</math:mi>
            <math:mi>,</math:mi>
            <math:mi>t</math:mi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p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i>s</math:mi>
          <math:mi>,</math:mi>
          <math:mi>q</math:mi>
        </math:mrow>
        <math:mo math:stretchy="false">]</math:mo>
      </math:mrow>
    </math:mrow>
    <math:annotation math:encoding="StarMath 5.0">A[p,q] + A[s,t] &lt;= A[p,t] + A[s,q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 math:fontstyle="italic">k..k</math:mi>
            <math:mo math:stretchy="false">+</math:mo>
            <math:mn>1,</math:mn>
          </math:mrow>
          <math:mi math:fontstyle="italic">j..l</math:mi>
        </math:mrow>
        <math:mo math:stretchy="false">]</math:mo>
      </math:mrow>
    </math:mrow>
    <math:annotation math:encoding="StarMath 5.0">A[k..k+1, j..l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s</math:mi>
            <math:mo math:stretchy="false">+</math:mo>
            <math:mn>1,</math:mn>
          </math:mrow>
          <math:mi>t</math:mi>
        </math:mrow>
        <math:mo math:stretchy="false">]</math:mo>
      </math:mrow>
    </math:mrow>
    <math:annotation math:encoding="StarMath 5.0">A[p,q] + A[s+1,t]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 math:fontstyle="italic">i..k</math:mi>
            <math:mo math:stretchy="false">+</math:mo>
            <math:mn>1,</math:mn>
          </math:mrow>
          <math:mi math:fontstyle="italic">j..l</math:mi>
        </math:mrow>
        <math:mo math:stretchy="false">]</math:mo>
      </math:mrow>
    </math:mrow>
    <math:annotation math:encoding="StarMath 5.0">A[i..k+1, j..l]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text/>
      <math:mo math:stretchy="false">≤</math:mo>
      <math:mtext/>
    </math:mrow>
    <math:annotation math:encoding="StarMath 5.0">""&lt;= "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p</math:mi>
          <math:mi>,</math:mi>
          <math:mi>t</math:mi>
        </math:mrow>
        <math:mo math:stretchy="false">]</math:mo>
      </math:mrow>
    </math:mrow>
    <math:annotation math:encoding="StarMath 5.0">A[p,t]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+</math:mo>
        <math:mi>A</math:mi>
      </math:mrow>
      <math:mrow>
        <math:mo math:stretchy="false">[</math:mo>
        <math:mrow>
          <math:mrow>
            <math:mi>s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""+ A[s+1,q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 math:fontstyle="italic">i..k</math:mi>
            <math:mo math:stretchy="false">+</math:mo>
            <math:mn>1,</math:mn>
          </math:mrow>
          <math:mi math:fontstyle="italic">j..l</math:mi>
        </math:mrow>
        <math:mo math:stretchy="false">]</math:mo>
      </math:mrow>
    </math:mrow>
    <math:annotation math:encoding="StarMath 5.0">A[i..k+1, j..l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 math:fontstyle="italic">k..k</math:mi>
            <math:mo math:stretchy="false">+</math:mo>
            <math:mn>1,</math:mn>
          </math:mrow>
          <math:mi math:fontstyle="italic">j..l</math:mi>
        </math:mrow>
        <math:mo math:stretchy="false">]</math:mo>
      </math:mrow>
    </math:mrow>
    <math:annotation math:encoding="StarMath 5.0">A[k..k+1, j..l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k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row>
              <math:mi>q</math:mi>
              <math:mo math:stretchy="false">+</math:mo>
              <math:mn>1</math:mn>
            </math:mrow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k</math:mi>
            <math:mi>,</math:mi>
            <math:mrow>
              <math:mi>q</math:mi>
              <math:mo math:stretchy="false">+</math:mo>
              <math:mn>1</math:mn>
            </math:mrow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A[k,q] + A[k+1, q+1] &lt;= A[k, q+1] + A[k+1,q]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k</math:mi>
            <math:mi>,</math:mi>
            <math:mrow>
              <math:mi>q</math:mi>
              <math:mo math:stretchy="false">+</math:mo>
              <math:mn>1</math:mn>
            </math:mrow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row>
              <math:mi>q</math:mi>
              <math:mo math:stretchy="false">+</math:mo>
              <math:mn>2</math:mn>
            </math:mrow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k</math:mi>
            <math:mi>,</math:mi>
            <math:mrow>
              <math:mi>q</math:mi>
              <math:mo math:stretchy="false">+</math:mo>
              <math:mn>2</math:mn>
            </math:mrow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row>
            <math:mi>q</math:mi>
            <math:mo math:stretchy="false">+</math:mo>
            <math:mn>1</math:mn>
          </math:mrow>
        </math:mrow>
        <math:mo math:stretchy="false">]</math:mo>
      </math:mrow>
    </math:mrow>
    <math:annotation math:encoding="StarMath 5.0">A[k,q+1] + A[k+1, q+2] &lt;= A[k, q+2] + A[k+1,q+1]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k</math:mi>
            <math:mi>,</math:mi>
            <math:mrow>
              <math:mi>t</math:mi>
              <math:mo math:stretchy="false">−</math:mo>
              <math:mn>1</math:mn>
            </math:mrow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i>t</math:mi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k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row>
            <math:mi>t</math:mi>
            <math:mo math:stretchy="false">−</math:mo>
            <math:mn>1</math:mn>
          </math:mrow>
        </math:mrow>
        <math:mo math:stretchy="false">]</math:mo>
      </math:mrow>
    </math:mrow>
    <math:annotation math:encoding="StarMath 5.0">A[k,t-1] + A[k+1, t] &lt;= A[k, t] + A[k+1,t-1]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u</math:mi>
            <math:mo math:stretchy="false">=</math:mo>
            <math:mi>q</math:mi>
          </math:mrow>
          <math:mrow>
            <math:mi>t</math:mi>
            <math:mo math:stretchy="false">−</math:mo>
            <math:mn>1</math:mn>
          </math:mrow>
        </math:munderover>
        <math:mi>A</math:mi>
      </math:mrow>
      <math:mrow>
        <math:mrow>
          <math:mo math:stretchy="false">[</math:mo>
          <math:mrow>
            <math:mi>k</math:mi>
            <math:mi>,</math:mi>
            <math:mi>u</math:mi>
          </math:mrow>
          <math:mo math:stretchy="false">]</math:mo>
        </math:mrow>
        <math:mo math:stretchy="false">+</math:mo>
        <math:mrow>
          <math:munderover>
            <math:mo math:stretchy="false">∑</math:mo>
            <math:mrow>
              <math:mi>u</math:mi>
              <math:mo math:stretchy="false">=</math:mo>
              <math:mrow>
                <math:mi>q</math:mi>
                <math:mo math:stretchy="false">+</math:mo>
                <math:mn>1</math:mn>
              </math:mrow>
            </math:mrow>
            <math:mi>t</math:mi>
          </math:munderover>
          <math:mi>A</math:mi>
        </math:mrow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i>u</math:mi>
          </math:mrow>
          <math:mo math:stretchy="false">]</math:mo>
        </math:mrow>
        <math:mo math:stretchy="false">≤</math:mo>
        <math:mrow>
          <math:munderover>
            <math:mo math:stretchy="false">∑</math:mo>
            <math:mrow>
              <math:mi>u</math:mi>
              <math:mo math:stretchy="false">=</math:mo>
              <math:mrow>
                <math:mi>q</math:mi>
                <math:mo math:stretchy="false">+</math:mo>
                <math:mn>1</math:mn>
              </math:mrow>
            </math:mrow>
            <math:mi>t</math:mi>
          </math:munderover>
          <math:mi>A</math:mi>
        </math:mrow>
      </math:mrow>
      <math:mrow>
        <math:mrow>
          <math:mo math:stretchy="false">[</math:mo>
          <math:mrow>
            <math:mi>k</math:mi>
            <math:mi>,</math:mi>
            <math:mi>u</math:mi>
          </math:mrow>
          <math:mo math:stretchy="false">]</math:mo>
        </math:mrow>
        <math:mo math:stretchy="false">+</math:mo>
        <math:mrow>
          <math:munderover>
            <math:mo math:stretchy="false">∑</math:mo>
            <math:mrow>
              <math:mi>u</math:mi>
              <math:mo math:stretchy="false">=</math:mo>
              <math:mi>q</math:mi>
            </math:mrow>
            <math:mrow>
              <math:mi>t</math:mi>
              <math:mo math:stretchy="false">−</math:mo>
              <math:mn>1</math:mn>
            </math:mrow>
          </math:munderover>
          <math:mi>A</math:mi>
        </math:mrow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u</math:mi>
        </math:mrow>
        <math:mo math:stretchy="false">]</math:mo>
      </math:mrow>
    </math:mrow>
    <math:annotation math:encoding="StarMath 5.0">sum from{u=q} to{t-1} A[k,u]  + sum from{u=q+1} to{t} A[k+1,u] &lt;=  sum from{u=q+1} to{t} A[k,u] + sum from{u=q} to{t-1} A[k+1,u] 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 math:fontstyle="italic">i..k</math:mi>
          <math:mi>,</math:mi>
          <math:mrow>
            <math:mi math:fontstyle="italic">j..l</math:mi>
            <math:mo math:stretchy="false">+</math:mo>
            <math:mn>1</math:mn>
          </math:mrow>
        </math:mrow>
        <math:mo math:stretchy="false">]</math:mo>
      </math:mrow>
    </math:mrow>
    <math:annotation math:encoding="StarMath 5.0">A[i..k, j..l+1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k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i>t</math:mi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k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A[k,q] + A[k+1,t] &lt;= A[k,t] + A[k+1, q]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 math:fontstyle="italic">k..k</math:mi>
            <math:mo math:stretchy="false">+</math:mo>
            <math:mn>1,</math:mn>
          </math:mrow>
          <math:mi math:fontstyle="italic">j..l</math:mi>
        </math:mrow>
        <math:mo math:stretchy="false">]</math:mo>
      </math:mrow>
    </math:mrow>
    <math:annotation math:encoding="StarMath 5.0">A[k..k+1, j..l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j</math:mi>
          <math:mo math:stretchy="false">≤</math:mo>
          <math:mi>q</math:mi>
        </math:mrow>
        <math:mo math:stretchy="false">&lt;</math:mo>
        <math:mi>t</math:mi>
      </math:mrow>
      <math:mo math:stretchy="false">≤</math:mo>
      <math:mi>l</math:mi>
    </math:mrow>
    <math:annotation math:encoding="StarMath 5.0">j &lt;= q &lt; t &lt;= l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s</math:mi>
            <math:mo math:stretchy="false">+</math:mo>
            <math:mn>1,</math:mn>
          </math:mrow>
          <math:mi>t</math:mi>
        </math:mrow>
        <math:mo math:stretchy="false">]</math:mo>
      </math:mrow>
    </math:mrow>
    <math:annotation math:encoding="StarMath 5.0">A[p,q] + A[s+1,t] 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ext/>
      <math:mo math:stretchy="false">≤</math:mo>
      <math:mtext/>
    </math:mrow>
    <math:annotation math:encoding="StarMath 5.0">""&lt;= ""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p</math:mi>
          <math:mi>,</math:mi>
          <math:mi>t</math:mi>
        </math:mrow>
        <math:mo math:stretchy="false">]</math:mo>
      </math:mrow>
    </math:mrow>
    <math:annotation math:encoding="StarMath 5.0">A[p,t]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+</math:mo>
        <math:mi>A</math:mi>
      </math:mrow>
      <math:mrow>
        <math:mo math:stretchy="false">[</math:mo>
        <math:mrow>
          <math:mrow>
            <math:mi>s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""+ A[s+1,q]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i</math:mi>
          <math:mo math:stretchy="false">≤</math:mo>
          <math:mi>p</math:mi>
        </math:mrow>
        <math:mo math:stretchy="false">&lt;</math:mo>
        <math:mi>s</math:mi>
      </math:mrow>
      <math:mo math:stretchy="false">≤</math:mo>
      <math:mrow>
        <math:mi>k</math:mi>
        <math:mo math:stretchy="false">−</math:mo>
        <math:mn>1</math:mn>
      </math:mrow>
    </math:mrow>
    <math:annotation math:encoding="StarMath 5.0">i &lt;= p &lt; s &lt;= k-1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t</math:mi>
        </math:mrow>
        <math:mo math:stretchy="false">]</math:mo>
      </math:mrow>
    </math:mrow>
    <math:annotation math:encoding="StarMath 5.0">A[p,q] + A[k+1,t]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text/>
      <math:mo math:stretchy="false">≤</math:mo>
      <math:mtext/>
    </math:mrow>
    <math:annotation math:encoding="StarMath 5.0">""&lt;= ""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1</math:mn>
          <math:mo math:stretchy="false">≤</math:mo>
          <math:mi>i</math:mi>
        </math:mrow>
        <math:mo math:stretchy="false">&lt;</math:mo>
        <math:mi>k</math:mi>
      </math:mrow>
      <math:mo math:stretchy="false">≤</math:mo>
      <math:mi>m</math:mi>
    </math:mrow>
    <math:annotation math:encoding="StarMath 5.0">1 &lt;= i &lt; k &lt;= m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p</math:mi>
          <math:mi>,</math:mi>
          <math:mi>t</math:mi>
        </math:mrow>
        <math:mo math:stretchy="false">]</math:mo>
      </math:mrow>
    </math:mrow>
    <math:annotation math:encoding="StarMath 5.0">A[p,t]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""+ A[k+1,q]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text/>
      <math:mo math:stretchy="false">=</math:mo>
      <math:mtext/>
    </math:mrow>
    <math:annotation math:encoding="StarMath 5.0">""=""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i>k</math:mi>
            <math:mi>,</math:mi>
            <math:mi>t</math:mi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p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i>k</math:mi>
          <math:mi>,</math:mi>
          <math:mi>q</math:mi>
        </math:mrow>
        <math:mo math:stretchy="false">]</math:mo>
      </math:mrow>
    </math:mrow>
    <math:annotation math:encoding="StarMath 5.0">A[p,q] + A[k,t] &lt;= A[p,t] + A[k,q]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i>k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i>k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i>t</math:mi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p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i>k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i>k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A[p,q] + A[k,t] + A[k,q] + A[k+1,t] &lt;= A[p,t] + A[k,q] + A[k,t] + A[k+1, q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p</math:mi>
            <math:mi>,</math:mi>
            <math:mi>q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k</math:mi>
              <math:mo math:stretchy="false">+</math:mo>
              <math:mn>1,</math:mn>
            </math:mrow>
            <math:mi>t</math:mi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p</math:mi>
            <math:mi>,</math:mi>
            <math:mi>t</math:mi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k</math:mi>
            <math:mo math:stretchy="false">+</math:mo>
            <math:mn>1,</math:mn>
          </math:mrow>
          <math:mi>q</math:mi>
        </math:mrow>
        <math:mo math:stretchy="false">]</math:mo>
      </math:mrow>
    </math:mrow>
    <math:annotation math:encoding="StarMath 5.0">A[p,q] + A[k+1,t] &lt;= A[p,t] + A[k+1, q]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 math:fontstyle="italic">i..k</math:mi>
            <math:mo math:stretchy="false">+</math:mo>
            <math:mn>1,</math:mn>
          </math:mrow>
          <math:mi math:fontstyle="italic">j..l</math:mi>
        </math:mrow>
        <math:mo math:stretchy="false">]</math:mo>
      </math:mrow>
    </math:mrow>
    <math:annotation math:encoding="StarMath 5.0">A[i..k+1, j..l]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 math:fontstyle="italic">i..k</math:mi>
          <math:mi>,</math:mi>
          <math:mrow>
            <math:mi math:fontstyle="italic">j..l</math:mi>
            <math:mo math:stretchy="false">+</math:mo>
            <math:mn>1</math:mn>
          </math:mrow>
        </math:mrow>
        <math:mo math:stretchy="false">]</math:mo>
      </math:mrow>
    </math:mrow>
    <math:annotation math:encoding="StarMath 5.0">A[i..k, j..l+1]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=</math:mo>
        <math:mn>1</math:mn>
      </math:mrow>
    </math:mrow>
    <math:annotation math:encoding="StarMath 5.0">f(i) = 1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≤</math:mo>
        <math:mi>i</math:mi>
      </math:mrow>
      <math:mo math:stretchy="false">≤</math:mo>
      <math:mrow>
        <math:mi>m</math:mi>
        <math:mo math:stretchy="false">−</math:mo>
        <math:mn>1</math:mn>
      </math:mrow>
    </math:mrow>
    <math:annotation math:encoding="StarMath 5.0">1&lt;=i&lt;=m - 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1</math:mn>
          <math:mo math:stretchy="false">≤</math:mo>
          <math:mi>j</math:mi>
        </math:mrow>
        <math:mo math:stretchy="false">&lt;</math:mo>
        <math:mi>l</math:mi>
      </math:mrow>
      <math:mo math:stretchy="false">≤</math:mo>
      <math:mi>n</math:mi>
    </math:mrow>
    <math:annotation math:encoding="StarMath 5.0">1 &lt;= j &lt; l &lt;= n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≤</math:mo>
        <math:mi>f</math:mi>
      </math:mrow>
      <math:mrow>
        <math:mo math:stretchy="false">(</math:mo>
        <math:mrow>
          <math:mi>i</math:mi>
          <math:mo math:stretchy="false">+</math:mo>
          <math:mn>1</math:mn>
        </math:mrow>
        <math:mo math:stretchy="false">)</math:mo>
      </math:mrow>
    </math:mrow>
    <math:annotation math:encoding="StarMath 5.0">f(i) &lt;= f(i+1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i>i</math:mi>
            <math:mo math:stretchy="false">+</math:mo>
            <math:mn>1</math:mn>
          </math:mrow>
          <math:mo math:stretchy="false">)</math:mo>
        </math:mrow>
        <math:mo math:stretchy="false">&lt;</math:mo>
        <math:mi>f</math:mi>
      </math:mrow>
      <math:mrow>
        <math:mo math:stretchy="false">(</math:mo>
        <math:mi>i</math:mi>
        <math:mo math:stretchy="false">)</math:mo>
      </math:mrow>
    </math:mrow>
    <math:annotation math:encoding="StarMath 5.0">f(i+1) &lt; f(i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i</math:mi>
          <math:mi>,</math:mi>
          <math:mi>f</math:mi>
          <math:mrow>
            <math:mo math:stretchy="false">(</math:mo>
            <math:mrow>
              <math:mi>i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A[i, f(i+1)]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text/>
      <math:mo math:stretchy="false">≥</math:mo>
      <math:mtext/>
    </math:mrow>
    <math:annotation math:encoding="StarMath 5.0">""&gt;= ""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i</math:mi>
          <math:mi>,</math:mi>
          <math:mi>f</math:mi>
          <math:mrow>
            <math:mo math:stretchy="false">(</math:mo>
            <math:mi>i</math:mi>
            <math:mo math:stretchy="false">)</math:mo>
          </math:mrow>
        </math:mrow>
        <math:mo math:stretchy="false">]</math:mo>
      </math:mrow>
    </math:mrow>
    <math:annotation math:encoding="StarMath 5.0">A[i, f(i)]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>i</math:mi>
            <math:mo math:stretchy="false">+</math:mo>
            <math:mn>1,</math:mn>
          </math:mrow>
          <math:mi>f</math:mi>
          <math:mrow>
            <math:mo math:stretchy="false">(</math:mo>
            <math:mrow>
              <math:mi>i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A[i+1, f(i+1)]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≤</math:mo>
        <math:mi>f</math:mi>
      </math:mrow>
      <math:mrow>
        <math:mo math:stretchy="false">(</math:mo>
        <math:mrow>
          <math:mi>i</math:mi>
          <math:mo math:stretchy="false">+</math:mo>
          <math:mn>1</math:mn>
        </math:mrow>
        <math:mo math:stretchy="false">)</math:mo>
      </math:mrow>
    </math:mrow>
    <math:annotation math:encoding="StarMath 5.0">f(i) &lt;= f(i+1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≤</math:mo>
        <math:mi>i</math:mi>
      </math:mrow>
      <math:mo math:stretchy="false">≤</math:mo>
      <math:mrow>
        <math:mi>m</math:mi>
        <math:mo math:stretchy="false">−</math:mo>
        <math:mn>1</math:mn>
      </math:mrow>
    </math:mrow>
    <math:annotation math:encoding="StarMath 5.0">1&lt;=i&lt;=m - 1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n>1</math:mn>
          <math:mo math:stretchy="false">)</math:mo>
        </math:mrow>
        <math:mo math:stretchy="false">≤</math:mo>
        <math:mi>f</math:mi>
      </math:mrow>
      <math:mrow>
        <math:mrow>
          <math:mrow>
            <math:mo math:stretchy="false">(</math:mo>
            <math:mn>2</math:mn>
            <math:mo math:stretchy="false">)</math:mo>
          </math:mrow>
          <math:mo math:stretchy="false">≤</math:mo>
          <math:mo math:stretchy="false">⋯</math:mo>
        </math:mrow>
        <math:mo math:stretchy="false">≤</math:mo>
        <math:mi>f</math:mi>
      </math:mrow>
      <math:mrow>
        <math:mo math:stretchy="false">(</math:mo>
        <math:mi>m</math:mi>
        <math:mo math:stretchy="false">)</math:mo>
      </math:mrow>
    </math:mrow>
    <math:annotation math:encoding="StarMath 5.0">f(1) &lt;= f(2) &lt;= dotsaxis &lt;= f(m)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+</math:mo>
        <math:mi>A</math:mi>
      </math:mrow>
      <math:mrow>
        <math:mo math:stretchy="false">[</math:mo>
        <math:mrow>
          <math:mrow>
            <math:mi>i</math:mi>
            <math:mo math:stretchy="false">+</math:mo>
            <math:mn>1,</math:mn>
          </math:mrow>
          <math:mi>f</math:mi>
          <math:mrow>
            <math:mrow>
              <math:mo math:stretchy="false">(</math:mo>
              <math:mrow>
                <math:mi>i</math:mi>
                <math:mo math:stretchy="false">+</math:mo>
                <math:mn>1</math:mn>
              </math:mrow>
              <math:mo math:stretchy="false">)</math:mo>
            </math:mrow>
            <math:mo math:stretchy="false">+</math:mo>
            <math:mn>1</math:mn>
          </math:mrow>
        </math:mrow>
        <math:mo math:stretchy="false">]</math:mo>
      </math:mrow>
    </math:mrow>
    <math:annotation math:encoding="StarMath 5.0">+A[i+1, f(i+1)+1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row>
            <math:mi>i</math:mi>
            <math:mi>,</math:mi>
            <math:mi>j</math:mi>
          </math:mrow>
          <math:mo math:stretchy="false">]</math:mo>
        </math:mrow>
        <math:mo math:stretchy="false">+</math:mo>
        <math:mi>A</math:mi>
      </math:mrow>
      <math:mrow>
        <math:mrow>
          <math:mo math:stretchy="false">[</math:mo>
          <math:mrow>
            <math:mrow>
              <math:mi>i</math:mi>
              <math:mo math:stretchy="false">+</math:mo>
              <math:mn>1,</math:mn>
            </math:mrow>
            <math:mrow>
              <math:mi>j</math:mi>
              <math:mo math:stretchy="false">+</math:mo>
              <math:mn>1</math:mn>
            </math:mrow>
          </math:mrow>
          <math:mo math:stretchy="false">]</math:mo>
        </math:mrow>
        <math:mo math:stretchy="false">≤</math:mo>
        <math:mi>A</math:mi>
      </math:mrow>
      <math:mrow>
        <math:mrow>
          <math:mo math:stretchy="false">[</math:mo>
          <math:mrow>
            <math:mi>i</math:mi>
            <math:mi>,</math:mi>
            <math:mrow>
              <math:mi>j</math:mi>
              <math:mo math:stretchy="false">+</math:mo>
              <math:mn>1</math:mn>
            </math:mrow>
          </math:mrow>
          <math:mo math:stretchy="false">]</math:mo>
        </math:mrow>
        <math:mo math:stretchy="false">+</math:mo>
        <math:mi>A</math:mi>
      </math:mrow>
      <math:mrow>
        <math:mo math:stretchy="false">[</math:mo>
        <math:mrow>
          <math:mrow>
            <math:mi>i</math:mi>
            <math:mo math:stretchy="false">+</math:mo>
            <math:mn>1,</math:mn>
          </math:mrow>
          <math:mi>j</math:mi>
        </math:mrow>
        <math:mo math:stretchy="false">]</math:mo>
      </math:mrow>
    </math:mrow>
    <math:annotation math:encoding="StarMath 5.0">A[i,j] + A[i+1, j+1] &lt;= A[i, j+1] + A[i+1,j]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i</math:mi>
          <math:mi>,</math:mi>
          <math:mi>f</math:mi>
          <math:mrow>
            <math:mo math:stretchy="false">(</math:mo>
            <math:mi>i</math:mi>
            <math:mo math:stretchy="false">)</math:mo>
          </math:mrow>
        </math:mrow>
        <math:mo math:stretchy="false">]</math:mo>
      </math:mrow>
    </math:mrow>
    <math:annotation math:encoding="StarMath 5.0">A[i,f(i)]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text/>
    </math:mrow>
    <math:annotation math:encoding="StarMath 5.0"> + ""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row>
            <math:mi>i</math:mi>
            <math:mo math:stretchy="false">+</math:mo>
            <math:mn>1,</math:mn>
          </math:mrow>
          <math:mi>f</math:mi>
          <math:mrow>
            <math:mo math:stretchy="false">(</math:mo>
            <math:mrow>
              <math:mi>i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A[i+1,f(i+1)]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o math:stretchy="false">Ο</math:mo>
      <math:mtext/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%OMICRON""(m+n)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s</math:mi>
      <math:mtext> </math:mtext>
      <math:mo math:stretchy="false">←</math:mo>
      <math:mtext> </math:mtext>
      <math:mn>1</math:mn>
    </math:mrow>
    <math:annotation math:encoding="StarMath 5.0">s " " leftarrow " " 1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i</math:mi>
      <math:mtext> </math:mtext>
      <math:mo math:stretchy="false">←</math:mo>
      <math:mtext> </math:mtext>
      <math:mn>1</math:mn>
    </math:mrow>
    <math:annotation math:encoding="StarMath 5.0">i " " leftarrow " " 1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text> </math:mtext>
        <math:mo math:stretchy="false">&gt;</math:mo>
        <math:mtext> </math:mtext>
      </math:mrow>
      <math:mi>m</math:mi>
    </math:mrow>
    <math:annotation math:encoding="StarMath 5.0">i " " &gt; " " m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text> </math:mtext>
        <math:mo math:stretchy="false">&lt;</math:mo>
        <math:mtext> </math:mtext>
      </math:mrow>
      <math:mi>m</math:mi>
    </math:mrow>
    <math:annotation math:encoding="StarMath 5.0">i" " &lt; " " m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t</math:mi>
      <math:mtext> </math:mtext>
      <math:mo math:stretchy="false">←</math:mo>
      <math:mtext> </math:mtext>
      <math:mi>f</math:mi>
      <math:mrow>
        <math:mo math:stretchy="false">(</math:mo>
        <math:mrow>
          <math:mi>i</math:mi>
          <math:mo math:stretchy="false">+</math:mo>
          <math:mn>1</math:mn>
        </math:mrow>
        <math:mo math:stretchy="false">)</math:mo>
      </math:mrow>
    </math:mrow>
    <math:annotation math:encoding="StarMath 5.0">t " " leftarrow " " f(i+1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i</math:mi>
        <math:mo math:stretchy="false">=</math:mo>
        <math:mn>1,</math:mn>
      </math:mrow>
      <math:mn>2,</math:mn>
      <math:mo math:stretchy="false">…</math:mo>
      <math:mi>,</math:mi>
      <math:mrow>
        <math:mi>m</math:mi>
        <math:mo math:stretchy="false">−</math:mo>
        <math:mn>1</math:mn>
      </math:mrow>
    </math:mrow>
    <math:annotation math:encoding="StarMath 5.0">i=1, 2, dotslow , m - 1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o math:stretchy="false">▷</math:mo>
    <math:annotation math:encoding="StarMath 5.0">%comment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i</math:mi>
        <math:mo math:stretchy="false">)</math:mo>
      </math:mrow>
    </math:mrow>
    <math:annotation math:encoding="StarMath 5.0">f(i)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>t</math:mi>
      <math:mtext> </math:mtext>
      <math:mo math:stretchy="false">←</math:mo>
      <math:mtext> </math:mtext>
      <math:mi>n</math:mi>
    </math:mrow>
    <math:annotation math:encoding="StarMath 5.0">t " " leftarrow " " n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m</math:mi>
      <math:mtext/>
      <math:mo math:stretchy="false">←</math:mo>
      <math:mtext> </math:mtext>
    </math:mrow>
    <math:annotation math:encoding="StarMath 5.0">m "" leftarrow " "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n</math:mi>
      <math:mtext> </math:mtext>
      <math:mo math:stretchy="false">←</math:mo>
      <math:mtext> </math:mtext>
      <math:mtext/>
    </math:mrow>
    <math:annotation math:encoding="StarMath 5.0">n " " leftarrow " " "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 math:fontstyle="italic">min</math:mi>
      <math:mtext> </math:mtext>
      <math:mo math:stretchy="false">←</math:mo>
      <math:mtext> </math:mtext>
      <math:mi>A</math:mi>
      <math:mrow>
        <math:mo math:stretchy="false">[</math:mo>
        <math:mrow>
          <math:mi>i</math:mi>
          <math:mi>,</math:mi>
          <math:mi>s</math:mi>
        </math:mrow>
        <math:mo math:stretchy="false">]</math:mo>
      </math:mrow>
    </math:mrow>
    <math:annotation math:encoding="StarMath 5.0">min " " leftarrow " " A[i, s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j</math:mi>
      <math:mtext> </math:mtext>
      <math:mo math:stretchy="false">←</math:mo>
      <math:mtext> </math:mtext>
      <math:mrow>
        <math:mi>s</math:mi>
        <math:mo math:stretchy="false">+</math:mo>
        <math:mn>1</math:mn>
      </math:mrow>
    </math:mrow>
    <math:annotation math:encoding="StarMath 5.0">j " " leftarrow " " s + 1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i</math:mi>
        <math:mo math:stretchy="false">)</math:mo>
      </math:mrow>
      <math:mtext> </math:mtext>
      <math:mo math:stretchy="false">←</math:mo>
      <math:mtext> </math:mtext>
      <math:mi>s</math:mi>
    </math:mrow>
    <math:annotation math:encoding="StarMath 5.0">f(i) " " leftarrow " " s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row>
          <math:mi>i</math:mi>
          <math:mi>,</math:mi>
          <math:mi>j</math:mi>
        </math:mrow>
        <math:mo math:stretchy="false">]</math:mo>
      </math:mrow>
      <math:mrow>
        <math:mtext> </math:mtext>
        <math:mo math:stretchy="false">&lt;</math:mo>
        <math:mtext> </math:mtext>
      </math:mrow>
      <math:mi math:fontstyle="italic">min</math:mi>
    </math:mrow>
    <math:annotation math:encoding="StarMath 5.0">A[i,j] " " &lt; " " mi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n>1,</math:mn>
      </math:mrow>
      <math:mn>2,</math:mn>
      <math:mo math:stretchy="false">…</math:mo>
      <math:mi>,</math:mi>
      <math:mrow>
        <math:mi>n</math:mi>
        <math:mo math:stretchy="false">−</math:mo>
        <math:mn>1</math:mn>
      </math:mrow>
    </math:mrow>
    <math:annotation math:encoding="StarMath 5.0">j=1, 2, dotslow , n-1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min</math:mi>
      <math:mtext> </math:mtext>
      <math:mo math:stretchy="false">←</math:mo>
      <math:mtext> </math:mtext>
      <math:mi>A</math:mi>
      <math:mrow>
        <math:mo math:stretchy="false">[</math:mo>
        <math:mrow>
          <math:mi>i</math:mi>
          <math:mi>,</math:mi>
          <math:mi>j</math:mi>
        </math:mrow>
        <math:mo math:stretchy="false">]</math:mo>
      </math:mrow>
    </math:mrow>
    <math:annotation math:encoding="StarMath 5.0">min " " leftarrow " " A[i, j]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i</math:mi>
        <math:mo math:stretchy="false">)</math:mo>
      </math:mrow>
      <math:mtext> </math:mtext>
      <math:mo math:stretchy="false">←</math:mo>
      <math:mtext> </math:mtext>
      <math:mi>j</math:mi>
    </math:mrow>
    <math:annotation math:encoding="StarMath 5.0">f(i) " " leftarrow " " j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i>s</math:mi>
      <math:mtext> </math:mtext>
      <math:mo math:stretchy="false">←</math:mo>
      <math:mtext> </math:mtext>
      <math:mi>t</math:mi>
    </math:mrow>
    <math:annotation math:encoding="StarMath 5.0">s " " leftarrow " " t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i</math:mi>
      <math:mtext> </math:mtext>
      <math:mo math:stretchy="false">←</math:mo>
      <math:mtext> </math:mtext>
      <math:mrow>
        <math:mi>i</math:mi>
        <math:mo math:stretchy="false">+</math:mo>
        <math:mn>2</math:mn>
      </math:mrow>
    </math:mrow>
    <math:annotation math:encoding="StarMath 5.0">i " " leftarrow " " i+2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m</math:mi>
            <math:mi>,</math:mi>
            <math:mtext/>
            <math:mi>n</math:mi>
          </math:mrow>
          <math:mo math:stretchy="false">)</math:mo>
        </math:mrow>
        <math:mo math:stretchy="false">=</math:mo>
        <math:mi>T</math:mi>
      </math:mrow>
      <math:mrow>
        <math:mrow>
          <math:mo math:stretchy="false">(</math:mo>
          <math:mrow>
            <math:mrow>
              <math:mi>m</math:mi>
              <math:mo math:stretchy="false">/</math:mo>
              <math:mn>2,</math:mn>
            </math:mrow>
            <math:mtext/>
            <math:mi>n</math:mi>
          </math:mrow>
          <math:mo math:stretchy="false">)</math:mo>
        </math:mrow>
        <math:mo math:stretchy="false">+</math:mo>
        <math:mo math:stretchy="false">Ο</math:mo>
      </math:mrow>
      <math:mtext/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T(m,"" n) = T(m/2,"" n) +%OMICRON""(m + n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n>1,</math:mn>
            <math:mtext/>
            <math:mi>n</math:mi>
          </math:mrow>
          <math:mo math:stretchy="false">)</math:mo>
        </math:mrow>
        <math:mo math:stretchy="false">=</math:mo>
        <math:mo math:stretchy="false">Θ</math:mo>
      </math:mrow>
      <math:mrow>
        <math:mo math:stretchy="false">(</math:mo>
        <math:mi>n</math:mi>
        <math:mo math:stretchy="false">)</math:mo>
      </math:mrow>
    </math:mrow>
    <math:annotation math:encoding="StarMath 5.0">T(1, "" n) = %THETA(n)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m</math:mi>
            <math:mi>,</math:mi>
            <math:mtext/>
            <math:mi>n</math:mi>
          </math:mrow>
          <math:mo math:stretchy="false">)</math:mo>
        </math:mrow>
        <math:mo math:stretchy="false">=</math:mo>
        <math:mo math:stretchy="false">Ο</math:mo>
      </math:mrow>
      <math:mtext/>
      <math:mrow>
        <math:mo math:stretchy="false">(</math:mo>
        <math:mrow>
          <math:mrow>
            <math:mi>m</math:mi>
            <math:mo math:stretchy="false">+</math:mo>
            <math:mi>n</math:mi>
          </math:mrow>
          <math:mtext>log</math:mtext>
          <math:mi>m</math:mi>
        </math:mrow>
        <math:mo math:stretchy="false">)</math:mo>
      </math:mrow>
    </math:mrow>
    <math:annotation math:encoding="StarMath 5.0">T(m,"" n) = %OMICRON"" (m + n"log"m 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s</math:mi>
            <math:mi>,</math:mi>
            <math:mtext/>
            <math:mi>t</math:mi>
          </math:mrow>
          <math:mo math:stretchy="false">)</math:mo>
        </math:mrow>
        <math:mo math:stretchy="false">≤</math:mo>
        <math:mi>c</math:mi>
      </math:mrow>
      <math:mrow>
        <math:mo math:stretchy="false">(</math:mo>
        <math:mrow>
          <math:mrow>
            <math:mi>s</math:mi>
            <math:mo math:stretchy="false">+</math:mo>
            <math:mi>t</math:mi>
          </math:mrow>
          <math:mtext>log</math:mtext>
          <math:mi>s</math:mi>
        </math:mrow>
        <math:mo math:stretchy="false">)</math:mo>
      </math:mrow>
    </math:mrow>
    <math:annotation math:encoding="StarMath 5.0">T(s,"" t) &lt;= c(s + t"log"s)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≤</math:mo>
      <math:mrow>
        <math:mi>m</math:mi>
        <math:mo math:stretchy="false">/</math:mo>
        <math:mn>2</math:mn>
      </math:mrow>
    </math:mrow>
    <math:annotation math:encoding="StarMath 5.0">s &lt;= m/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n>2</math:mn>
    </math:mrow>
    <math:annotation math:encoding="StarMath 5.0">k=2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i>n</math:mi>
    </math:mrow>
    <math:annotation math:encoding="StarMath 5.0">t = n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row>
            <math:mi>m</math:mi>
            <math:mi>,</math:mi>
            <math:mtext/>
            <math:mi>n</math:mi>
          </math:mrow>
          <math:mo math:stretchy="false">)</math:mo>
        </math:mrow>
        <math:mo math:stretchy="false">≤</math:mo>
        <math:mi>c</math:mi>
      </math:mrow>
      <math:mrow>
        <math:mrow>
          <math:mo math:stretchy="false">(</math:mo>
          <math:mrow>
            <math:mrow>
              <math:mrow>
                <math:mi>m</math:mi>
                <math:mo math:stretchy="false">/</math:mo>
                <math:mn>2</math:mn>
              </math:mrow>
              <math:mo math:stretchy="false">+</math:mo>
              <math:mi>n</math:mi>
            </math:mrow>
            <math:mtext>log</math:mtext>
            <math:mrow>
              <math:mo math:stretchy="false">(</math:mo>
              <math:mrow>
                <math:mi>m</math:mi>
                <math:mo math:stretchy="false">/</math:mo>
                <math:mn>2</math:mn>
              </math:mrow>
              <math:mo math:stretchy="false">)</math:mo>
            </math:mrow>
          </math:mrow>
          <math:mo math:stretchy="false">)</math:mo>
        </math:mrow>
        <math:mo math:stretchy="false">+</math:mo>
        <math:mo math:stretchy="false">Ο</math:mo>
      </math:mrow>
      <math:mtext/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T(m,""n) &lt;= c(m/2 + n"log"(m/2)) + %OMICRON""(m + n)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row>
            <math:mi>m</math:mi>
            <math:mi>,</math:mi>
            <math:mtext/>
            <math:mi>n</math:mi>
          </math:mrow>
          <math:mo math:stretchy="false">)</math:mo>
        </math:mrow>
        <math:mo math:stretchy="false">=</math:mo>
        <math:mo math:stretchy="false">Ο</math:mo>
      </math:mrow>
      <math:mtext/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g(m, ""n) = %OMICRON""(m + n)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&gt;</math:mo>
      <math:mn>0</math:mn>
    </math:mrow>
    <math:annotation math:encoding="StarMath 5.0">c &gt; 0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≥</math:mo>
      <math:msub>
        <math:mi>m</math:mi>
        <math:mn>0</math:mn>
      </math:msub>
    </math:mrow>
    <math:annotation math:encoding="StarMath 5.0">m &gt;= m_0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≤</math:mo>
        <math:mi>g</math:mi>
      </math:mrow>
      <math:mrow>
        <math:mrow>
          <math:mo math:stretchy="false">(</math:mo>
          <math:mrow>
            <math:mi>m</math:mi>
            <math:mi>,</math:mi>
            <math:mtext/>
            <math:mi>n</math:mi>
          </math:mrow>
          <math:mo math:stretchy="false">)</math:mo>
        </math:mrow>
        <math:mo math:stretchy="false">≤</math:mo>
        <math:mi>d</math:mi>
      </math:mrow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0 &lt;= g(m,""n) &lt;= d(m + n)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≥</math:mo>
      <math:msub>
        <math:mi>n</math:mi>
        <math:mn>0</math:mn>
      </math:msub>
    </math:mrow>
    <math:annotation math:encoding="StarMath 5.0">n &gt;= n_0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o math:stretchy="false">(</math:mo>
        <math:mrow>
          <math:mi>m</math:mi>
          <math:mi>,</math:mi>
          <math:mtext/>
          <math:mi>n</math:mi>
        </math:mrow>
        <math:mo math:stretchy="false">)</math:mo>
      </math:mrow>
      <math:mrow>
        <math:mtext> </math:mtext>
        <math:mo math:stretchy="false">≤</math:mo>
        <math:mtext> </math:mtext>
      </math:mrow>
      <math:mi>c</math:mi>
      <math:mrow>
        <math:mrow>
          <math:mo math:stretchy="false">(</math:mo>
          <math:mrow>
            <math:mrow>
              <math:mrow>
                <math:mi>m</math:mi>
                <math:mo math:stretchy="false">/</math:mo>
                <math:mn>2</math:mn>
              </math:mrow>
              <math:mo math:stretchy="false">+</math:mo>
              <math:mi>n</math:mi>
            </math:mrow>
            <math:mtext>log</math:mtext>
            <math:mrow>
              <math:mo math:stretchy="false">(</math:mo>
              <math:mrow>
                <math:mi>m</math:mi>
                <math:mo math:stretchy="false">/</math:mo>
                <math:mn>2</math:mn>
              </math:mrow>
              <math:mo math:stretchy="false">)</math:mo>
            </math:mrow>
          </math:mrow>
          <math:mo math:stretchy="false">)</math:mo>
        </math:mrow>
        <math:mo math:stretchy="false">+</math:mo>
        <math:mi>d</math:mi>
      </math:mrow>
      <math:mrow>
        <math:mo math:stretchy="false">(</math:mo>
        <math:mrow>
          <math:mi>m</math:mi>
          <math:mo math:stretchy="false">+</math:mo>
          <math:mi>n</math:mi>
        </math:mrow>
        <math:mo math:stretchy="false">)</math:mo>
      </math:mrow>
    </math:mrow>
    <math:annotation math:encoding="StarMath 5.0">T(m,""n)" " &lt;= " " c(m/2 + n"log"(m/2)) + d(m + n)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≥</math:mo>
      <math:msub>
        <math:mi>m</math:mi>
        <math:mn>0</math:mn>
      </math:msub>
    </math:mrow>
    <math:annotation math:encoding="StarMath 5.0">m &gt;= m_0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≥</math:mo>
      <math:msub>
        <math:mi>n</math:mi>
        <math:mn>0</math:mn>
      </math:msub>
    </math:mrow>
    <math:annotation math:encoding="StarMath 5.0">n &gt;= n_0</math:annotation>
  </math:semantics>
</math:math>
</file>